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1.125cm"/>
    </style:style>
    <style:style style:name="co9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378cm"/>
    </style:style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8cm"/>
    </style:style>
    <style:style style:name="co12" style:family="table-column">
      <style:table-column-properties fo:break-before="auto" style:column-width="8.322cm"/>
    </style:style>
    <style:style style:name="co13" style:family="table-column">
      <style:table-column-properties fo:break-before="auto" style:column-width="3.713cm"/>
    </style:style>
    <style:style style:name="co17" style:family="table-column">
      <style:table-column-properties fo:break-before="auto" style:column-width="7.6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10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e6e6ff" fo:border="0.74pt solid #000000"/>
    </style:style>
    <style:style style:name="ce12" style:family="table-cell" style:parent-style-name="Default" style:data-style-name="N100">
      <style:table-cell-properties fo:background-color="transparent" fo:border="0.74pt solid #000000"/>
    </style:style>
    <style:style style:name="ce3" style:family="table-cell" style:parent-style-name="Default" style:data-style-name="N100">
      <style:table-cell-properties fo:background-color="transparent" fo:border="0.74pt solid #000000"/>
    </style:style>
    <style:style style:name="ce4" style:family="table-cell" style:parent-style-name="Default" style:data-style-name="N100">
      <style:table-cell-properties fo:background-color="#e6e6ff" fo:border="0.74pt solid #000000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 fo:border="0.74pt solid #000000"/>
    </style:style>
    <style:style style:name="ce6" style:family="table-cell" style:parent-style-name="Default" style:data-style-name="N0">
      <style:table-cell-properties fo:background-color="transparent" fo:border="0.74pt solid #000000"/>
    </style:style>
    <style:style style:name="ce7" style:family="table-cell" style:parent-style-name="Default" style:data-style-name="N0">
      <style:table-cell-properties fo:background-color="#e6e6ff" fo:border="0.74pt solid #000000"/>
    </style:style>
    <style:style style:name="ce8" style:family="table-cell" style:parent-style-name="Default" style:data-style-name="N0"/>
    <style:style style:name="ce9" style:family="table-cell" style:parent-style-name="Default">
      <style:table-cell-properties fo:background-color="#e6e6ff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pi" table:style-name="ta1">
        <table:table-column table:style-name="co1" table:default-cell-style-name="Default"/>
        <table:table-column table:style-name="co1" table:default-cell-style-name="ce15"/>
        <table:table-column table:style-name="co2" table:default-cell-style-name="ce8"/>
        <table:table-column table:style-name="co2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>
          <table:table-cell table:style-name="ce10" office:value-type="string" calcext:value-type="string">
            <text:p>#</text:p>
          </table:table-cell>
          <table:table-cell table:style-name="ce12" office:value-type="string" calcext:value-type="string">
            <text:p>Code</text:p>
          </table:table-cell>
          <table:table-cell table:style-name="ce16" office:value-type="string" calcext:value-type="string">
            <text:p>Code Dec</text:p>
          </table:table-cell>
          <table:table-cell table:style-name="ce10" office:value-type="string" calcext:value-type="string">
            <text:p>rev</text:p>
          </table:table-cell>
          <table:table-cell table:style-name="ce12" office:value-type="string" calcext:value-type="string">
            <text:p>Model</text:p>
          </table:table-cell>
          <table:table-cell table:style-name="ce12" office:value-type="string" calcext:value-type="string">
            <text:p>board_id</text:p>
          </table:table-cell>
          <table:table-cell table:style-name="ce10" office:value-type="string" calcext:value-type="string">
            <text:p>Revision</text:p>
          </table:table-cell>
          <table:table-cell table:style-name="ce10" office:value-type="string" calcext:value-type="string">
            <text:p>RAM</text:p>
          </table:table-cell>
          <table:table-cell table:style-name="ce10" office:value-type="string" calcext:value-type="string">
            <text:p>Manufacturer</text:p>
          </table:table-cell>
          <table:table-cell table:style-name="ce10" office:value-type="string" calcext:value-type="string">
            <text:p>New</text:p>
          </table:table-cell>
          <table:table-cell table:style-name="ce10" office:value-type="string" calcext:value-type="string">
            <text:p>Check</text:p>
          </table:table-cell>
          <table:table-cell table:style-name="ce12" office:value-type="string" calcext:value-type="string">
            <text:p>Code</text:p>
          </table:table-cell>
          <table:table-cell table:style-name="ce10" office:value-type="string" calcext:value-type="string">
            <text:p>rev</text:p>
          </table:table-cell>
          <table:table-cell table:style-name="ce12" office:value-type="string" calcext:value-type="string">
            <text:p>Model</text:p>
          </table:table-cell>
          <table:table-cell table:style-name="ce12" office:value-type="string" calcext:value-type="string">
            <text:p>Id</text:p>
          </table:table-cell>
          <table:table-cell table:style-name="ce10" office:value-type="string" calcext:value-type="string">
            <text:p>Revision</text:p>
          </table:table-cell>
          <table:table-cell table:style-name="ce10" office:value-type="string" calcext:value-type="string">
            <text:p>RAM</text:p>
          </table:table-cell>
          <table:table-cell table:style-name="ce10" office:value-type="string" calcext:value-type="string">
            <text:p>Manufacturer</text:p>
          </table:table-cell>
          <table:table-cell table:style-name="ce10" office:value-type="string" calcext:value-type="string">
            <text:p>New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HEX2DEC([.B2])" office:value-type="float" office:value="2" calcext:value-type="float">
            <text:p>2</text:p>
          </table:table-cell>
          <table:table-cell table:style-name="ce10" table:formula="of:=COM.MICROSOFT.CONCAT(&quot;0x&quot;;[.B2])" office:value-type="string" office:string-value="0x2" calcext:value-type="string">
            <text:p>0x2</text:p>
          </table:table-cell>
          <table:table-cell table:style-name="ce3"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256MB</text:p>
          </table:table-cell>
          <table:table-cell table:style-name="ce10" office:value-type="string" calcext:value-type="string">
            <text:p>Egom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2</text:p>
          </table:table-cell>
          <table:table-cell table:style-name="ce10" office:value-type="string" calcext:value-type="string">
            <text:p>RaspberryPi B (0x000002)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HEX2DEC([.B3])" office:value-type="float" office:value="3" calcext:value-type="float">
            <text:p>3</text:p>
          </table:table-cell>
          <table:table-cell table:style-name="ce10" table:formula="of:=COM.MICROSOFT.CONCAT(&quot;0x&quot;;[.B3])" office:value-type="string" office:string-value="0x3" calcext:value-type="string">
            <text:p>0x3</text:p>
          </table:table-cell>
          <table:table-cell table:style-name="ce3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256MB</text:p>
          </table:table-cell>
          <table:table-cell table:style-name="ce10" office:value-type="string" calcext:value-type="string">
            <text:p>Egom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3</text:p>
          </table:table-cell>
          <table:table-cell table:style-name="ce10" office:value-type="string" calcext:value-type="string">
            <text:p>RaspberryPi B (0x000003)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HEX2DEC([.B4])" office:value-type="float" office:value="4" calcext:value-type="float">
            <text:p>4</text:p>
          </table:table-cell>
          <table:table-cell table:style-name="ce10" table:formula="of:=COM.MICROSOFT.CONCAT(&quot;0x&quot;;[.B4])" office:value-type="string" office:string-value="0x4" calcext:value-type="string">
            <text:p>0x4</text:p>
          </table:table-cell>
          <table:table-cell table:style-name="ce3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256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4</text:p>
          </table:table-cell>
          <table:table-cell table:style-name="ce10" office:value-type="string" calcext:value-type="string">
            <text:p>RaspberryPi B (0x000004)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HEX2DEC([.B5])" office:value-type="float" office:value="5" calcext:value-type="float">
            <text:p>5</text:p>
          </table:table-cell>
          <table:table-cell table:style-name="ce10" table:formula="of:=COM.MICROSOFT.CONCAT(&quot;0x&quot;;[.B5])" office:value-type="string" office:string-value="0x5" calcext:value-type="string">
            <text:p>0x5</text:p>
          </table:table-cell>
          <table:table-cell table:style-name="ce3" office:value-type="string" calcext:value-type="string">
            <text:p>B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256MB</text:p>
          </table:table-cell>
          <table:table-cell table:style-name="ce10" office:value-type="string" calcext:value-type="string">
            <text:p>Qisd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5</text:p>
          </table:table-cell>
          <table:table-cell table:style-name="ce10" office:value-type="string" calcext:value-type="string">
            <text:p>RaspberryPi B (0x000005)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formula="of:=HEX2DEC([.B6])" office:value-type="float" office:value="6" calcext:value-type="float">
            <text:p>6</text:p>
          </table:table-cell>
          <table:table-cell table:style-name="ce10" table:formula="of:=COM.MICROSOFT.CONCAT(&quot;0x&quot;;[.B6])" office:value-type="string" office:string-value="0x6" calcext:value-type="string">
            <text:p>0x6</text:p>
          </table:table-cell>
          <table:table-cell table:style-name="ce3" office:value-type="string" calcext:value-type="string">
            <text:p>B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256MB</text:p>
          </table:table-cell>
          <table:table-cell table:style-name="ce10" office:value-type="string" calcext:value-type="string">
            <text:p>Egom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6</text:p>
          </table:table-cell>
          <table:table-cell table:style-name="ce10" office:value-type="string" calcext:value-type="string">
            <text:p>RaspberryPi B (0x000006)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formula="of:=HEX2DEC([.B7])" office:value-type="float" office:value="7" calcext:value-type="float">
            <text:p>7</text:p>
          </table:table-cell>
          <table:table-cell table:style-name="ce10" table:formula="of:=COM.MICROSOFT.CONCAT(&quot;0x&quot;;[.B7])" office:value-type="string" office:string-value="0x7" calcext:value-type="string">
            <text:p>0x7</text:p>
          </table:table-cell>
          <table:table-cell table:style-name="ce3" office:value-type="string" calcext:value-type="string">
            <text:p>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256MB</text:p>
          </table:table-cell>
          <table:table-cell table:style-name="ce10" office:value-type="string" calcext:value-type="string">
            <text:p>Egom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7</text:p>
          </table:table-cell>
          <table:table-cell table:style-name="ce10" office:value-type="string" calcext:value-type="string">
            <text:p>RaspberryPi A (0x000007)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formula="of:=HEX2DEC([.B8])" office:value-type="float" office:value="8" calcext:value-type="float">
            <text:p>8</text:p>
          </table:table-cell>
          <table:table-cell table:style-name="ce10" table:formula="of:=COM.MICROSOFT.CONCAT(&quot;0x&quot;;[.B8])" office:value-type="string" office:string-value="0x8" calcext:value-type="string">
            <text:p>0x8</text:p>
          </table:table-cell>
          <table:table-cell table:style-name="ce3" office:value-type="string" calcext:value-type="string">
            <text:p>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256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8</text:p>
          </table:table-cell>
          <table:table-cell table:style-name="ce10" office:value-type="string" calcext:value-type="string">
            <text:p>RaspberryPi A (0x000008)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formula="of:=HEX2DEC([.B9])" office:value-type="float" office:value="9" calcext:value-type="float">
            <text:p>9</text:p>
          </table:table-cell>
          <table:table-cell table:style-name="ce10" table:formula="of:=COM.MICROSOFT.CONCAT(&quot;0x&quot;;[.B9])" office:value-type="string" office:string-value="0x9" calcext:value-type="string">
            <text:p>0x9</text:p>
          </table:table-cell>
          <table:table-cell table:style-name="ce3" office:value-type="string" calcext:value-type="string">
            <text:p>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256MB</text:p>
          </table:table-cell>
          <table:table-cell table:style-name="ce10" office:value-type="string" calcext:value-type="string">
            <text:p>Qisd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9</text:p>
          </table:table-cell>
          <table:table-cell table:style-name="ce10" office:value-type="string" calcext:value-type="string">
            <text:p>RaspberryPi A (0x000009)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3" office:value-type="string" calcext:value-type="string">
            <text:p>d</text:p>
          </table:table-cell>
          <table:table-cell table:style-name="ce6" table:formula="of:=HEX2DEC([.B10])" office:value-type="float" office:value="13" calcext:value-type="float">
            <text:p>13</text:p>
          </table:table-cell>
          <table:table-cell table:style-name="ce10" table:formula="of:=COM.MICROSOFT.CONCAT(&quot;0x&quot;;[.B10])" office:value-type="string" office:string-value="0xd" calcext:value-type="string">
            <text:p>0xd</text:p>
          </table:table-cell>
          <table:table-cell table:style-name="ce3" office:value-type="string" calcext:value-type="string">
            <text:p>B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Egoman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IF([.D10]&lt;&gt;[.M10];&quot;BAD&quot;;&quot;&quot;)">
            <text:p/>
          </table:table-cell>
          <table:table-cell table:style-name="ce10"/>
          <table:table-cell table:style-name="ce10" office:value-type="string" calcext:value-type="string">
            <text:p>0xd</text:p>
          </table:table-cell>
          <table:table-cell table:style-name="ce10" office:value-type="string" calcext:value-type="string">
            <text:p>RaspberryPi B (0x00000D)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3" office:value-type="string" calcext:value-type="string">
            <text:p>e</text:p>
          </table:table-cell>
          <table:table-cell table:style-name="ce6" table:formula="of:=HEX2DEC([.B11])" office:value-type="float" office:value="14" calcext:value-type="float">
            <text:p>14</text:p>
          </table:table-cell>
          <table:table-cell table:style-name="ce10" table:formula="of:=COM.MICROSOFT.CONCAT(&quot;0x&quot;;[.B11])" office:value-type="string" office:string-value="0xe" calcext:value-type="string">
            <text:p>0xe</text:p>
          </table:table-cell>
          <table:table-cell table:style-name="ce3" office:value-type="string" calcext:value-type="string">
            <text:p>B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IF([.D11]&lt;&gt;[.M11];&quot;BAD&quot;;&quot;&quot;)">
            <text:p/>
          </table:table-cell>
          <table:table-cell table:style-name="ce10"/>
          <table:table-cell table:style-name="ce10" office:value-type="string" calcext:value-type="string">
            <text:p>0xe</text:p>
          </table:table-cell>
          <table:table-cell table:style-name="ce10" office:value-type="string" calcext:value-type="string">
            <text:p>RaspberryPi B (0x00000E)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73" calcext:value-type="float">
            <text:p>73</text:p>
          </table:table-cell>
          <table:table-cell table:style-name="ce3" office:value-type="string" calcext:value-type="string">
            <text:p>f</text:p>
          </table:table-cell>
          <table:table-cell table:style-name="ce6" table:formula="of:=HEX2DEC([.B12])" office:value-type="float" office:value="15" calcext:value-type="float">
            <text:p>15</text:p>
          </table:table-cell>
          <table:table-cell table:style-name="ce10" table:formula="of:=COM.MICROSOFT.CONCAT(&quot;0x&quot;;[.B12])" office:value-type="string" office:string-value="0xf" calcext:value-type="string">
            <text:p>0xf</text:p>
          </table:table-cell>
          <table:table-cell table:style-name="ce3" office:value-type="string" calcext:value-type="string">
            <text:p>B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Egoman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IF([.D12]&lt;&gt;[.M12];&quot;BAD&quot;;&quot;&quot;)">
            <text:p/>
          </table:table-cell>
          <table:table-cell table:style-name="ce10"/>
          <table:table-cell table:style-name="ce10" office:value-type="string" calcext:value-type="string">
            <text:p>0xf</text:p>
          </table:table-cell>
          <table:table-cell table:style-name="ce10" office:value-type="string" calcext:value-type="string">
            <text:p>RaspberryPi B (0x00000F)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formula="of:=HEX2DEC([.B13])" office:value-type="float" office:value="16" calcext:value-type="float">
            <text:p>16</text:p>
          </table:table-cell>
          <table:table-cell table:style-name="ce10" table:formula="of:=COM.MICROSOFT.CONCAT(&quot;0x&quot;;[.B13])" office:value-type="string" office:string-value="0x10" calcext:value-type="string">
            <text:p>0x10</text:p>
          </table:table-cell>
          <table:table-cell table:style-name="ce3" office:value-type="string" calcext:value-type="string">
            <text:p>B+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10</text:p>
          </table:table-cell>
          <table:table-cell table:style-name="ce10" office:value-type="string" calcext:value-type="string">
            <text:p>RaspberryPi B+ (0x000010)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formula="of:=HEX2DEC([.B14])" office:value-type="float" office:value="17" calcext:value-type="float">
            <text:p>17</text:p>
          </table:table-cell>
          <table:table-cell table:style-name="ce10" table:formula="of:=COM.MICROSOFT.CONCAT(&quot;0x&quot;;[.B14])" office:value-type="string" office:string-value="0x11" calcext:value-type="string">
            <text:p>0x11</text:p>
          </table:table-cell>
          <table:table-cell table:style-name="ce3" office:value-type="string" calcext:value-type="string">
            <text:p>CM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11</text:p>
          </table:table-cell>
          <table:table-cell table:style-name="ce10" office:value-type="string" calcext:value-type="string">
            <text:p>RaspberryPi Compute Module (0x000011)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formula="of:=HEX2DEC([.B15])" office:value-type="float" office:value="18" calcext:value-type="float">
            <text:p>18</text:p>
          </table:table-cell>
          <table:table-cell table:style-name="ce10" table:formula="of:=COM.MICROSOFT.CONCAT(&quot;0x&quot;;[.B15])" office:value-type="string" office:string-value="0x12" calcext:value-type="string">
            <text:p>0x12</text:p>
          </table:table-cell>
          <table:table-cell table:style-name="ce3" office:value-type="string" calcext:value-type="string">
            <text:p>A+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256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12</text:p>
          </table:table-cell>
          <table:table-cell table:style-name="ce10" office:value-type="string" calcext:value-type="string">
            <text:p>RaspberryPi A+ (0x000012)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6" table:formula="of:=HEX2DEC([.B16])" office:value-type="float" office:value="19" calcext:value-type="float">
            <text:p>19</text:p>
          </table:table-cell>
          <table:table-cell table:style-name="ce10" table:formula="of:=COM.MICROSOFT.CONCAT(&quot;0x&quot;;[.B16])" office:value-type="string" office:string-value="0x13" calcext:value-type="string">
            <text:p>0x13</text:p>
          </table:table-cell>
          <table:table-cell table:style-name="ce3" office:value-type="string" calcext:value-type="string">
            <text:p>B+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13</text:p>
          </table:table-cell>
          <table:table-cell table:style-name="ce10" office:value-type="string" calcext:value-type="string">
            <text:p>RaspberryPi B+ (0x000013)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6" table:formula="of:=HEX2DEC([.B17])" office:value-type="float" office:value="20" calcext:value-type="float">
            <text:p>20</text:p>
          </table:table-cell>
          <table:table-cell table:style-name="ce10" table:formula="of:=COM.MICROSOFT.CONCAT(&quot;0x&quot;;[.B17])" office:value-type="string" office:string-value="0x14" calcext:value-type="string">
            <text:p>0x14</text:p>
          </table:table-cell>
          <table:table-cell table:style-name="ce3" office:value-type="string" calcext:value-type="string">
            <text:p>CM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14</text:p>
          </table:table-cell>
          <table:table-cell table:style-name="ce10" office:value-type="string" calcext:value-type="string">
            <text:p>RaspberryPi Compute Module (0x000014)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formula="of:=HEX2DEC([.B18])" office:value-type="float" office:value="21" calcext:value-type="float">
            <text:p>21</text:p>
          </table:table-cell>
          <table:table-cell table:style-name="ce10" table:formula="of:=COM.MICROSOFT.CONCAT(&quot;0x&quot;;[.B18])" office:value-type="string" office:string-value="0x15" calcext:value-type="string">
            <text:p>0x15</text:p>
          </table:table-cell>
          <table:table-cell table:style-name="ce3" office:value-type="string" calcext:value-type="string">
            <text:p>A+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256MB/512M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office:value-type="string" calcext:value-type="string">
            <text:p>0x15</text:p>
          </table:table-cell>
          <table:table-cell table:style-name="ce10" office:value-type="string" calcext:value-type="string">
            <text:p>RaspberryPi A+ (0x000015)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3" office:value-type="float" office:value="900021" calcext:value-type="float">
            <text:p>900021</text:p>
          </table:table-cell>
          <table:table-cell table:style-name="ce6" table:formula="of:=HEX2DEC([.B19])" office:value-type="float" office:value="9437217" calcext:value-type="float">
            <text:p>9437217</text:p>
          </table:table-cell>
          <table:table-cell table:style-name="ce10" table:formula="of:=COM.MICROSOFT.CONCAT(&quot;0x&quot;;[.B19])" office:value-type="string" office:string-value="0x900021" calcext:value-type="string">
            <text:p>0x900021</text:p>
          </table:table-cell>
          <table:table-cell table:style-name="ce3" office:value-type="string" calcext:value-type="string">
            <text:p>A+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19]&lt;&gt;[.M19];&quot;BAD&quot;;&quot;&quot;)">
            <text:p/>
          </table:table-cell>
          <table:table-cell table:style-name="ce3"/>
          <table:table-cell table:style-name="ce10" office:value-type="string" calcext:value-type="string">
            <text:p>0x900021</text:p>
          </table:table-cell>
          <table:table-cell table:style-name="ce10" office:value-type="string" calcext:value-type="string">
            <text:p>RaspberryPi A+ (0x900021)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3" office:value-type="float" office:value="900032" calcext:value-type="float">
            <text:p>900032</text:p>
          </table:table-cell>
          <table:table-cell table:style-name="ce6" table:formula="of:=HEX2DEC([.B20])" office:value-type="float" office:value="9437234" calcext:value-type="float">
            <text:p>9437234</text:p>
          </table:table-cell>
          <table:table-cell table:style-name="ce10" table:formula="of:=COM.MICROSOFT.CONCAT(&quot;0x&quot;;[.B20])" office:value-type="string" office:string-value="0x900032" calcext:value-type="string">
            <text:p>0x900032</text:p>
          </table:table-cell>
          <table:table-cell table:style-name="ce3" office:value-type="string" calcext:value-type="string">
            <text:p>B+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0]&lt;&gt;[.M20];&quot;BAD&quot;;&quot;&quot;)">
            <text:p/>
          </table:table-cell>
          <table:table-cell table:style-name="ce3"/>
          <table:table-cell table:style-name="ce10" office:value-type="string" calcext:value-type="string">
            <text:p>0x900032</text:p>
          </table:table-cell>
          <table:table-cell table:style-name="ce10" office:value-type="string" calcext:value-type="string">
            <text:p>RaspberryPi B+ (0x900032)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a01040</text:p>
          </table:table-cell>
          <table:table-cell table:style-name="ce6" table:formula="of:=HEX2DEC([.B21])" office:value-type="float" office:value="10489920" calcext:value-type="float">
            <text:p>10489920</text:p>
          </table:table-cell>
          <table:table-cell table:style-name="ce10" table:formula="of:=COM.MICROSOFT.CONCAT(&quot;0x&quot;;[.B21])" office:value-type="string" office:string-value="0xa01040" calcext:value-type="string">
            <text:p>0xa01040</text:p>
          </table:table-cell>
          <table:table-cell table:style-name="ce3" office:value-type="string" calcext:value-type="string">
            <text:p>2B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1]&lt;&gt;[.M21];&quot;BAD&quot;;&quot;&quot;)">
            <text:p/>
          </table:table-cell>
          <table:table-cell table:style-name="ce3"/>
          <table:table-cell table:style-name="ce10" office:value-type="string" calcext:value-type="string">
            <text:p>0xa01040</text:p>
          </table:table-cell>
          <table:table-cell table:style-name="ce10" office:value-type="string" calcext:value-type="string">
            <text:p>RaspberryPi 2B (0xA01040)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3" office:value-type="string" calcext:value-type="string">
            <text:p>a01041</text:p>
          </table:table-cell>
          <table:table-cell table:style-name="ce6" table:formula="of:=HEX2DEC([.B22])" office:value-type="float" office:value="10489921" calcext:value-type="float">
            <text:p>10489921</text:p>
          </table:table-cell>
          <table:table-cell table:style-name="ce10" table:formula="of:=COM.MICROSOFT.CONCAT(&quot;0x&quot;;[.B22])" office:value-type="string" office:string-value="0xa01041" calcext:value-type="string">
            <text:p>0xa01041</text:p>
          </table:table-cell>
          <table:table-cell table:style-name="ce3" office:value-type="string" calcext:value-type="string">
            <text:p>2B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2]&lt;&gt;[.M22];&quot;BAD&quot;;&quot;&quot;)">
            <text:p/>
          </table:table-cell>
          <table:table-cell table:style-name="ce3"/>
          <table:table-cell table:style-name="ce10" office:value-type="string" calcext:value-type="string">
            <text:p>0xa01041</text:p>
          </table:table-cell>
          <table:table-cell table:style-name="ce10" office:value-type="string" calcext:value-type="string">
            <text:p>RaspberryPi 2B (0xA01041)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3" office:value-type="string" calcext:value-type="string">
            <text:p>a21041</text:p>
          </table:table-cell>
          <table:table-cell table:style-name="ce6" table:formula="of:=HEX2DEC([.B23])" office:value-type="float" office:value="10620993" calcext:value-type="float">
            <text:p>10620993</text:p>
          </table:table-cell>
          <table:table-cell table:style-name="ce10" table:formula="of:=COM.MICROSOFT.CONCAT(&quot;0x&quot;;[.B23])" office:value-type="string" office:string-value="0xa21041" calcext:value-type="string">
            <text:p>0xa21041</text:p>
          </table:table-cell>
          <table:table-cell table:style-name="ce3" office:value-type="string" calcext:value-type="string">
            <text:p>2B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3]&lt;&gt;[.M23];&quot;BAD&quot;;&quot;&quot;)">
            <text:p/>
          </table:table-cell>
          <table:table-cell table:style-name="ce3"/>
          <table:table-cell table:style-name="ce10" office:value-type="string" calcext:value-type="string">
            <text:p>0xa21041</text:p>
          </table:table-cell>
          <table:table-cell table:style-name="ce10" office:value-type="string" calcext:value-type="string">
            <text:p>RaspberryPi 2B (0xA21041)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3" office:value-type="string" calcext:value-type="string">
            <text:p>a22042</text:p>
          </table:table-cell>
          <table:table-cell table:style-name="ce6" table:formula="of:=HEX2DEC([.B24])" office:value-type="float" office:value="10625090" calcext:value-type="float">
            <text:p>10625090</text:p>
          </table:table-cell>
          <table:table-cell table:style-name="ce10" table:formula="of:=COM.MICROSOFT.CONCAT(&quot;0x&quot;;[.B24])" office:value-type="string" office:string-value="0xa22042" calcext:value-type="string">
            <text:p>0xa22042</text:p>
          </table:table-cell>
          <table:table-cell table:style-name="ce3" office:value-type="string" calcext:value-type="string">
            <text:p>2B (with BCM2837)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4]&lt;&gt;[.M24];&quot;BAD&quot;;&quot;&quot;)">
            <text:p/>
          </table:table-cell>
          <table:table-cell table:style-name="ce3"/>
          <table:table-cell table:style-name="ce10" office:value-type="string" calcext:value-type="string">
            <text:p>0xa22042</text:p>
          </table:table-cell>
          <table:table-cell table:style-name="ce10" office:value-type="string" calcext:value-type="string">
            <text:p>RaspberryPi 2B (0xA22042)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3" office:value-type="float" office:value="900092" calcext:value-type="float">
            <text:p>900092</text:p>
          </table:table-cell>
          <table:table-cell table:style-name="ce6" table:formula="of:=HEX2DEC([.B25])" office:value-type="float" office:value="9437330" calcext:value-type="float">
            <text:p>9437330</text:p>
          </table:table-cell>
          <table:table-cell table:style-name="ce10" table:formula="of:=COM.MICROSOFT.CONCAT(&quot;0x&quot;;[.B25])" office:value-type="string" office:string-value="0x900092" calcext:value-type="string">
            <text:p>0x900092</text:p>
          </table:table-cell>
          <table:table-cell table:style-name="ce3" office:value-type="string" calcext:value-type="string">
            <text:p>Zero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5]&lt;&gt;[.M25];&quot;BAD&quot;;&quot;&quot;)">
            <text:p/>
          </table:table-cell>
          <table:table-cell table:style-name="ce3"/>
          <table:table-cell table:style-name="ce10" office:value-type="string" calcext:value-type="string">
            <text:p>0x900092</text:p>
          </table:table-cell>
          <table:table-cell table:style-name="ce10" office:value-type="string" calcext:value-type="string">
            <text:p>RaspberryPi Zero (0x900092)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3" office:value-type="float" office:value="900093" calcext:value-type="float">
            <text:p>900093</text:p>
          </table:table-cell>
          <table:table-cell table:style-name="ce6" table:formula="of:=HEX2DEC([.B26])" office:value-type="float" office:value="9437331" calcext:value-type="float">
            <text:p>9437331</text:p>
          </table:table-cell>
          <table:table-cell table:style-name="ce10" table:formula="of:=COM.MICROSOFT.CONCAT(&quot;0x&quot;;[.B26])" office:value-type="string" office:string-value="0x900093" calcext:value-type="string">
            <text:p>0x900093</text:p>
          </table:table-cell>
          <table:table-cell table:style-name="ce3" office:value-type="string" calcext:value-type="string">
            <text:p>Zero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1.3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6]&lt;&gt;[.M26];&quot;BAD&quot;;&quot;&quot;)">
            <text:p/>
          </table:table-cell>
          <table:table-cell table:style-name="ce3"/>
          <table:table-cell table:style-name="ce10" office:value-type="string" calcext:value-type="string">
            <text:p>0x900093</text:p>
          </table:table-cell>
          <table:table-cell table:style-name="ce10" office:value-type="string" calcext:value-type="string">
            <text:p>RaspberryPi Zero (0x900093)</text:p>
          </table:table-cell>
          <table:table-cell table:style-name="ce10" office:value-type="float" office:value="24" calcext:value-type="float">
            <text:p>24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3" office:value-type="float" office:value="920093" calcext:value-type="float">
            <text:p>920093</text:p>
          </table:table-cell>
          <table:table-cell table:style-name="ce6" table:formula="of:=HEX2DEC([.B27])" office:value-type="float" office:value="9568403" calcext:value-type="float">
            <text:p>9568403</text:p>
          </table:table-cell>
          <table:table-cell table:style-name="ce10" table:formula="of:=COM.MICROSOFT.CONCAT(&quot;0x&quot;;[.B27])" office:value-type="string" office:string-value="0x920093" calcext:value-type="string">
            <text:p>0x920093</text:p>
          </table:table-cell>
          <table:table-cell table:style-name="ce3" office:value-type="string" calcext:value-type="string">
            <text:p>Zero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1.3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7]&lt;&gt;[.M27];&quot;BAD&quot;;&quot;&quot;)">
            <text:p/>
          </table:table-cell>
          <table:table-cell table:style-name="ce3"/>
          <table:table-cell table:style-name="ce10" office:value-type="string" calcext:value-type="string">
            <text:p>0x920093</text:p>
          </table:table-cell>
          <table:table-cell table:style-name="ce10" office:value-type="string" calcext:value-type="string">
            <text:p>RaspberryPi Zero (0x920093)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9000c1</text:p>
          </table:table-cell>
          <table:table-cell table:style-name="ce6" table:formula="of:=HEX2DEC([.B28])" office:value-type="float" office:value="9437377" calcext:value-type="float">
            <text:p>9437377</text:p>
          </table:table-cell>
          <table:table-cell table:style-name="ce10" table:formula="of:=COM.MICROSOFT.CONCAT(&quot;0x&quot;;[.B28])" office:value-type="string" office:string-value="0x9000c1" calcext:value-type="string">
            <text:p>0x9000c1</text:p>
          </table:table-cell>
          <table:table-cell table:style-name="ce3" office:value-type="string" calcext:value-type="string">
            <text:p>Zero W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8]&lt;&gt;[.M28];&quot;BAD&quot;;&quot;&quot;)">
            <text:p/>
          </table:table-cell>
          <table:table-cell table:style-name="ce3"/>
          <table:table-cell table:style-name="ce10" office:value-type="string" calcext:value-type="string">
            <text:p>0x9000c1</text:p>
          </table:table-cell>
          <table:table-cell table:style-name="ce10" office:value-type="string" calcext:value-type="string">
            <text:p>RaspberryPi Zero Wifi (0x9000C1)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a02082</text:p>
          </table:table-cell>
          <table:table-cell table:style-name="ce6" table:formula="of:=HEX2DEC([.B29])" office:value-type="float" office:value="10494082" calcext:value-type="float">
            <text:p>10494082</text:p>
          </table:table-cell>
          <table:table-cell table:style-name="ce10" table:formula="of:=COM.MICROSOFT.CONCAT(&quot;0x&quot;;[.B29])" office:value-type="string" office:string-value="0xa02082" calcext:value-type="string">
            <text:p>0xa02082</text:p>
          </table:table-cell>
          <table:table-cell table:style-name="ce3" office:value-type="string" calcext:value-type="string">
            <text:p>3B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29]&lt;&gt;[.M29];&quot;BAD&quot;;&quot;&quot;)">
            <text:p/>
          </table:table-cell>
          <table:table-cell table:style-name="ce3"/>
          <table:table-cell table:style-name="ce10" office:value-type="string" calcext:value-type="string">
            <text:p>0xa02082</text:p>
          </table:table-cell>
          <table:table-cell table:style-name="ce10" office:value-type="string" calcext:value-type="string">
            <text:p>RaspberryPi 3B (0xA02082)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a020a0</text:p>
          </table:table-cell>
          <table:table-cell table:style-name="ce6" table:formula="of:=HEX2DEC([.B30])" office:value-type="float" office:value="10494112" calcext:value-type="float">
            <text:p>10494112</text:p>
          </table:table-cell>
          <table:table-cell table:style-name="ce10" table:formula="of:=COM.MICROSOFT.CONCAT(&quot;0x&quot;;[.B30])" office:value-type="string" office:string-value="0xa020a0" calcext:value-type="string">
            <text:p>0xa020a0</text:p>
          </table:table-cell>
          <table:table-cell table:style-name="ce3" office:value-type="string" calcext:value-type="string">
            <text:p>CM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0]&lt;&gt;[.M30];&quot;BAD&quot;;&quot;&quot;)">
            <text:p/>
          </table:table-cell>
          <table:table-cell table:style-name="ce3"/>
          <table:table-cell table:style-name="ce10" office:value-type="string" calcext:value-type="string">
            <text:p>0xa020a0</text:p>
          </table:table-cell>
          <table:table-cell table:style-name="ce10" office:value-type="string" calcext:value-type="string">
            <text:p>RaspberryPi Compute Module 3 (0xA020A0)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3" office:value-type="string" calcext:value-type="string">
            <text:p>a22082</text:p>
          </table:table-cell>
          <table:table-cell table:style-name="ce6" table:formula="of:=HEX2DEC([.B31])" office:value-type="float" office:value="10625154" calcext:value-type="float">
            <text:p>10625154</text:p>
          </table:table-cell>
          <table:table-cell table:style-name="ce10" table:formula="of:=COM.MICROSOFT.CONCAT(&quot;0x&quot;;[.B31])" office:value-type="string" office:string-value="0xa22082" calcext:value-type="string">
            <text:p>0xa22082</text:p>
          </table:table-cell>
          <table:table-cell table:style-name="ce3" office:value-type="string" calcext:value-type="string">
            <text:p>3B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1]&lt;&gt;[.M31];&quot;BAD&quot;;&quot;&quot;)">
            <text:p/>
          </table:table-cell>
          <table:table-cell table:style-name="ce3"/>
          <table:table-cell table:style-name="ce10" office:value-type="string" calcext:value-type="string">
            <text:p>0xa22082</text:p>
          </table:table-cell>
          <table:table-cell table:style-name="ce10" office:value-type="string" calcext:value-type="string">
            <text:p>RaspberryPi 3B (0xA22082)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3" office:value-type="string" calcext:value-type="string">
            <text:p>a32082</text:p>
          </table:table-cell>
          <table:table-cell table:style-name="ce6" table:formula="of:=HEX2DEC([.B32])" office:value-type="float" office:value="10690690" calcext:value-type="float">
            <text:p>10690690</text:p>
          </table:table-cell>
          <table:table-cell table:style-name="ce10" table:formula="of:=COM.MICROSOFT.CONCAT(&quot;0x&quot;;[.B32])" office:value-type="string" office:string-value="0xa32082" calcext:value-type="string">
            <text:p>0xa32082</text:p>
          </table:table-cell>
          <table:table-cell table:style-name="ce3" office:value-type="string" calcext:value-type="string">
            <text:p>3B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Sony Japan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2]&lt;&gt;[.M32];&quot;BAD&quot;;&quot;&quot;)">
            <text:p/>
          </table:table-cell>
          <table:table-cell table:style-name="ce3"/>
          <table:table-cell table:style-name="ce10" office:value-type="string" calcext:value-type="string">
            <text:p>0xa32082</text:p>
          </table:table-cell>
          <table:table-cell table:style-name="ce10" office:value-type="string" calcext:value-type="string">
            <text:p>RaspberryPi 3B (0xA32082)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a020d3</text:p>
          </table:table-cell>
          <table:table-cell table:style-name="ce6" table:formula="of:=HEX2DEC([.B33])" office:value-type="float" office:value="10494163" calcext:value-type="float">
            <text:p>10494163</text:p>
          </table:table-cell>
          <table:table-cell table:style-name="ce10" table:formula="of:=COM.MICROSOFT.CONCAT(&quot;0x&quot;;[.B33])" office:value-type="string" office:string-value="0xa020d3" calcext:value-type="string">
            <text:p>0xa020d3</text:p>
          </table:table-cell>
          <table:table-cell table:style-name="ce3" office:value-type="string" calcext:value-type="string">
            <text:p>3B+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1.3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3]&lt;&gt;[.M33];&quot;BAD&quot;;&quot;&quot;)">
            <text:p/>
          </table:table-cell>
          <table:table-cell table:style-name="ce3"/>
          <table:table-cell table:style-name="ce10" office:value-type="string" calcext:value-type="string">
            <text:p>0xa020d3</text:p>
          </table:table-cell>
          <table:table-cell table:style-name="ce10" office:value-type="string" calcext:value-type="string">
            <text:p>RaspberryPi 3B+ (0xA020D3)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9020e0</text:p>
          </table:table-cell>
          <table:table-cell table:style-name="ce6" table:formula="of:=HEX2DEC([.B34])" office:value-type="float" office:value="9445600" calcext:value-type="float">
            <text:p>9445600</text:p>
          </table:table-cell>
          <table:table-cell table:style-name="ce10" table:formula="of:=COM.MICROSOFT.CONCAT(&quot;0x&quot;;[.B34])" office:value-type="string" office:string-value="0x9020e0" calcext:value-type="string">
            <text:p>0x9020e0</text:p>
          </table:table-cell>
          <table:table-cell table:style-name="ce3" office:value-type="string" calcext:value-type="string">
            <text:p>3A+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4]&lt;&gt;[.M34];&quot;BAD&quot;;&quot;&quot;)">
            <text:p/>
          </table:table-cell>
          <table:table-cell table:style-name="ce3"/>
          <table:table-cell table:style-name="ce10" office:value-type="string" calcext:value-type="string">
            <text:p>0x9020e0</text:p>
          </table:table-cell>
          <table:table-cell table:style-name="ce10" office:value-type="string" calcext:value-type="string">
            <text:p>RaspberryPi 3A+ (0x9020E0)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3" office:value-type="float" office:value="920092" calcext:value-type="float">
            <text:p>920092</text:p>
          </table:table-cell>
          <table:table-cell table:style-name="ce6" table:formula="of:=HEX2DEC([.B35])" office:value-type="float" office:value="9568402" calcext:value-type="float">
            <text:p>9568402</text:p>
          </table:table-cell>
          <table:table-cell table:style-name="ce10" table:formula="of:=COM.MICROSOFT.CONCAT(&quot;0x&quot;;[.B35])" office:value-type="string" office:string-value="0x920092" calcext:value-type="string">
            <text:p>0x920092</text:p>
          </table:table-cell>
          <table:table-cell table:style-name="ce3" office:value-type="string" calcext:value-type="string">
            <text:p>Zero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5]&lt;&gt;[.M35];&quot;BAD&quot;;&quot;&quot;)">
            <text:p/>
          </table:table-cell>
          <table:table-cell table:style-name="ce3"/>
          <table:table-cell table:style-name="ce10" office:value-type="string" calcext:value-type="string">
            <text:p>0x920092</text:p>
          </table:table-cell>
          <table:table-cell table:style-name="ce10" office:value-type="string" calcext:value-type="string">
            <text:p>RaspberryPi Zero (0x920092)</text:p>
          </table:table-cell>
          <table:table-cell table:style-name="ce10" office:value-type="float" office:value="43" calcext:value-type="float">
            <text:p>43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3" office:value-type="string" calcext:value-type="string">
            <text:p>a52082</text:p>
          </table:table-cell>
          <table:table-cell table:style-name="ce6" table:formula="of:=HEX2DEC([.B36])" office:value-type="float" office:value="10821762" calcext:value-type="float">
            <text:p>10821762</text:p>
          </table:table-cell>
          <table:table-cell table:style-name="ce10" table:formula="of:=COM.MICROSOFT.CONCAT(&quot;0x&quot;;[.B36])" office:value-type="string" office:string-value="0xa52082" calcext:value-type="string">
            <text:p>0xa52082</text:p>
          </table:table-cell>
          <table:table-cell table:style-name="ce3" office:value-type="string" calcext:value-type="string">
            <text:p>3B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Stadiu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6]&lt;&gt;[.M36];&quot;BAD&quot;;&quot;&quot;)">
            <text:p/>
          </table:table-cell>
          <table:table-cell table:style-name="ce3"/>
          <table:table-cell table:style-name="ce10" office:value-type="string" calcext:value-type="string">
            <text:p>0xa52082</text:p>
          </table:table-cell>
          <table:table-cell table:style-name="ce10" office:value-type="string" calcext:value-type="string">
            <text:p>RaspberryPi 3B (0xA52082)</text:p>
          </table:table-cell>
          <table:table-cell table:style-name="ce10" office:value-type="float" office:value="44" calcext:value-type="float">
            <text:p>44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3" office:value-type="string" calcext:value-type="string">
            <text:p>a220a0</text:p>
          </table:table-cell>
          <table:table-cell table:style-name="ce6" table:formula="of:=HEX2DEC([.B37])" office:value-type="float" office:value="10625184" calcext:value-type="float">
            <text:p>10625184</text:p>
          </table:table-cell>
          <table:table-cell table:style-name="ce10" table:formula="of:=COM.MICROSOFT.CONCAT(&quot;0x&quot;;[.B37])" office:value-type="string" office:string-value="0xa220a0" calcext:value-type="string">
            <text:p>0xa220a0</text:p>
          </table:table-cell>
          <table:table-cell table:style-name="ce3" office:value-type="string" calcext:value-type="string">
            <text:p>CM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7]&lt;&gt;[.M37];&quot;BAD&quot;;&quot;&quot;)">
            <text:p/>
          </table:table-cell>
          <table:table-cell table:style-name="ce3"/>
          <table:table-cell table:style-name="ce10" office:value-type="string" calcext:value-type="string">
            <text:p>0xa220a0</text:p>
          </table:table-cell>
          <table:table-cell table:style-name="ce10" office:value-type="string" calcext:value-type="string">
            <text:p>RaspberryPi Compute Module 3 (0xA220A0)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a22083</text:p>
          </table:table-cell>
          <table:table-cell table:style-name="ce6" table:formula="of:=HEX2DEC([.B38])" office:value-type="float" office:value="10625155" calcext:value-type="float">
            <text:p>10625155</text:p>
          </table:table-cell>
          <table:table-cell table:style-name="ce10" table:formula="of:=COM.MICROSOFT.CONCAT(&quot;0x&quot;;[.B38])" office:value-type="string" office:string-value="0xa22083" calcext:value-type="string">
            <text:p>0xa22083</text:p>
          </table:table-cell>
          <table:table-cell table:style-name="ce3" office:value-type="string" calcext:value-type="string">
            <text:p>3B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1.3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Embes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8]&lt;&gt;[.M38];&quot;BAD&quot;;&quot;&quot;)">
            <text:p/>
          </table:table-cell>
          <table:table-cell table:style-name="ce3"/>
          <table:table-cell table:style-name="ce10" office:value-type="string" calcext:value-type="string">
            <text:p>0xa22083</text:p>
          </table:table-cell>
          <table:table-cell table:style-name="ce10" office:value-type="string" calcext:value-type="string">
            <text:p>RaspberryPi 3B (0xA22083)</text:p>
          </table:table-cell>
          <table:table-cell table:style-name="ce10" office:value-type="float" office:value="47" calcext:value-type="float">
            <text:p>47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3" office:value-type="float" office:value="900061" calcext:value-type="float">
            <text:p>900061</text:p>
          </table:table-cell>
          <table:table-cell table:style-name="ce6" table:formula="of:=HEX2DEC([.B39])" office:value-type="float" office:value="9437281" calcext:value-type="float">
            <text:p>9437281</text:p>
          </table:table-cell>
          <table:table-cell table:style-name="ce10" table:formula="of:=COM.MICROSOFT.CONCAT(&quot;0x&quot;;[.B39])" office:value-type="string" office:string-value="0x900061" calcext:value-type="string">
            <text:p>0x900061</text:p>
          </table:table-cell>
          <table:table-cell table:style-name="ce3" office:value-type="string" calcext:value-type="string">
            <text:p>CM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512M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39]&lt;&gt;[.M39];&quot;BAD&quot;;&quot;&quot;)">
            <text:p/>
          </table:table-cell>
          <table:table-cell table:style-name="ce3"/>
          <table:table-cell table:style-name="ce10" office:value-type="string" calcext:value-type="string">
            <text:p>0x900061</text:p>
          </table:table-cell>
          <table:table-cell table:style-name="ce10" office:value-type="string" calcext:value-type="string">
            <text:p>RaspberryPi Compute Module (0x900061)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3" office:value-type="string" calcext:value-type="string">
            <text:p>a02042</text:p>
          </table:table-cell>
          <table:table-cell table:style-name="ce6" table:formula="of:=HEX2DEC([.B40])" office:value-type="float" office:value="10494018" calcext:value-type="float">
            <text:p>10494018</text:p>
          </table:table-cell>
          <table:table-cell table:style-name="ce10" table:formula="of:=COM.MICROSOFT.CONCAT(&quot;0x&quot;;[.B40])" office:value-type="string" office:string-value="0xa02042" calcext:value-type="string">
            <text:p>0xa02042</text:p>
          </table:table-cell>
          <table:table-cell table:style-name="ce3" office:value-type="string" calcext:value-type="string">
            <text:p>2B (with BCM2837)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40]&lt;&gt;[.M40];&quot;BAD&quot;;&quot;&quot;)">
            <text:p/>
          </table:table-cell>
          <table:table-cell table:style-name="ce3"/>
          <table:table-cell table:style-name="ce10" office:value-type="string" calcext:value-type="string">
            <text:p>0xa02042</text:p>
          </table:table-cell>
          <table:table-cell table:style-name="ce10" office:value-type="string" calcext:value-type="string">
            <text:p>RaspberryPi 2B (0xA02042)</text:p>
          </table:table-cell>
          <table:table-cell table:style-name="ce10" office:value-type="float" office:value="49" calcext:value-type="float">
            <text:p>49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3" office:value-type="string" calcext:value-type="string">
            <text:p>a03111</text:p>
          </table:table-cell>
          <table:table-cell table:style-name="ce6" table:formula="of:=HEX2DEC([.B41])" office:value-type="float" office:value="10498321" calcext:value-type="float">
            <text:p>10498321</text:p>
          </table:table-cell>
          <table:table-cell table:style-name="ce10" table:formula="of:=COM.MICROSOFT.CONCAT(&quot;0x&quot;;[.B41])" office:value-type="string" office:string-value="0xa03111" calcext:value-type="string">
            <text:p>0xa03111</text:p>
          </table:table-cell>
          <table:table-cell table:style-name="ce3" office:value-type="string" calcext:value-type="string">
            <text:p>4B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1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41]&lt;&gt;[.M41];&quot;BAD&quot;;&quot;&quot;)">
            <text:p/>
          </table:table-cell>
          <table:table-cell table:style-name="ce3"/>
          <table:table-cell table:style-name="ce10" office:value-type="string" calcext:value-type="string">
            <text:p>0xa03111</text:p>
          </table:table-cell>
          <table:table-cell table:style-name="ce10" office:value-type="string" calcext:value-type="string">
            <text:p>RaspberryPi 4B (0xA03111)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3" office:value-type="string" calcext:value-type="string">
            <text:p>b03111</text:p>
          </table:table-cell>
          <table:table-cell table:style-name="ce6" table:formula="of:=HEX2DEC([.B42])" office:value-type="float" office:value="11546897" calcext:value-type="float">
            <text:p>11546897</text:p>
          </table:table-cell>
          <table:table-cell table:style-name="ce10" table:formula="of:=COM.MICROSOFT.CONCAT(&quot;0x&quot;;[.B42])" office:value-type="string" office:string-value="0xb03111" calcext:value-type="string">
            <text:p>0xb03111</text:p>
          </table:table-cell>
          <table:table-cell table:style-name="ce3" office:value-type="string" calcext:value-type="string">
            <text:p>4B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2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42]&lt;&gt;[.M42];&quot;BAD&quot;;&quot;&quot;)">
            <text:p/>
          </table:table-cell>
          <table:table-cell table:style-name="ce10"/>
          <table:table-cell table:style-name="ce10" office:value-type="string" calcext:value-type="string">
            <text:p>0xb03111</text:p>
          </table:table-cell>
          <table:table-cell table:style-name="ce10" office:value-type="string" calcext:value-type="string">
            <text:p>RaspberryPi 4B (0xB03111)</text:p>
          </table:table-cell>
          <table:table-cell table:style-name="ce10" office:value-type="float" office:value="51" calcext:value-type="float">
            <text:p>5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3" office:value-type="string" calcext:value-type="string">
            <text:p>c03111</text:p>
          </table:table-cell>
          <table:table-cell table:style-name="ce6" table:formula="of:=HEX2DEC([.B43])" office:value-type="float" office:value="12595473" calcext:value-type="float">
            <text:p>12595473</text:p>
          </table:table-cell>
          <table:table-cell table:style-name="ce10" table:formula="of:=COM.MICROSOFT.CONCAT(&quot;0x&quot;;[.B43])" office:value-type="string" office:string-value="0xc03111" calcext:value-type="string">
            <text:p>0xc03111</text:p>
          </table:table-cell>
          <table:table-cell table:style-name="ce3" office:value-type="string" calcext:value-type="string">
            <text:p>4B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4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43]&lt;&gt;[.M43];&quot;BAD&quot;;&quot;&quot;)">
            <text:p/>
          </table:table-cell>
          <table:table-cell table:style-name="ce10"/>
          <table:table-cell table:style-name="ce10" office:value-type="string" calcext:value-type="string">
            <text:p>0xc03111</text:p>
          </table:table-cell>
          <table:table-cell table:style-name="ce10" office:value-type="string" calcext:value-type="string">
            <text:p>RaspberryPi 4B (0xC03111)</text:p>
          </table:table-cell>
          <table:table-cell table:style-name="ce10" office:value-type="float" office:value="52" calcext:value-type="float">
            <text:p>5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3" office:value-type="string" calcext:value-type="string">
            <text:p>c03112</text:p>
          </table:table-cell>
          <table:table-cell table:style-name="ce6" table:formula="of:=HEX2DEC([.B44])" office:value-type="float" office:value="12595474" calcext:value-type="float">
            <text:p>12595474</text:p>
          </table:table-cell>
          <table:table-cell table:style-name="ce10" table:formula="of:=COM.MICROSOFT.CONCAT(&quot;0x&quot;;[.B44])" office:value-type="string" office:string-value="0xc03112" calcext:value-type="string">
            <text:p>0xc03112</text:p>
          </table:table-cell>
          <table:table-cell table:style-name="ce3" office:value-type="string" calcext:value-type="string">
            <text:p>4B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string" calcext:value-type="string">
            <text:p>4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44]&lt;&gt;[.M44];&quot;BAD&quot;;&quot;&quot;)">
            <text:p/>
          </table:table-cell>
          <table:table-cell table:style-name="ce10"/>
          <table:table-cell table:style-name="ce10" office:value-type="string" calcext:value-type="string">
            <text:p>0xc03112</text:p>
          </table:table-cell>
          <table:table-cell table:style-name="ce10" office:value-type="string" calcext:value-type="string">
            <text:p>RaspberryPi 4B (0xC03112)</text:p>
          </table:table-cell>
          <table:table-cell table:style-name="ce10" office:value-type="float" office:value="53" calcext:value-type="float">
            <text:p>53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9020e1</text:p>
          </table:table-cell>
          <table:table-cell table:style-name="ce7" table:formula="of:=HEX2DEC([.B45])" office:value-type="float" office:value="9445601" calcext:value-type="float">
            <text:p>9445601</text:p>
          </table:table-cell>
          <table:table-cell table:style-name="ce2" table:formula="of:=COM.MICROSOFT.CONCAT(&quot;0x&quot;;[.B45])" office:value-type="string" office:string-value="0x9020e1" calcext:value-type="string">
            <text:p>0x9020e1</text:p>
          </table:table-cell>
          <table:table-cell table:style-name="ce4" office:value-type="string" calcext:value-type="string">
            <text:p>3A+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512M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45]&lt;&gt;[.M45];&quot;BAD&quot;;&quot;&quot;)">
            <text:p/>
          </table:table-cell>
          <table:table-cell table:style-name="ce4"/>
          <table:table-cell table:style-name="ce2" office:value-type="string" calcext:value-type="string">
            <text:p>0x9020e1</text:p>
          </table:table-cell>
          <table:table-cell table:style-name="ce2" office:value-type="string" calcext:value-type="string">
            <text:p>RaspberryPi 3A+ (0x9020E1)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020d4</text:p>
          </table:table-cell>
          <table:table-cell table:style-name="ce7" table:formula="of:=HEX2DEC([.B46])" office:value-type="float" office:value="10494164" calcext:value-type="float">
            <text:p>10494164</text:p>
          </table:table-cell>
          <table:table-cell table:style-name="ce2" table:formula="of:=COM.MICROSOFT.CONCAT(&quot;0x&quot;;[.B46])" office:value-type="string" office:string-value="0xa020d4" calcext:value-type="string">
            <text:p>0xa020d4</text:p>
          </table:table-cell>
          <table:table-cell table:style-name="ce4" office:value-type="string" calcext:value-type="string">
            <text:p>3B+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1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46]&lt;&gt;[.M46];&quot;BAD&quot;;&quot;&quot;)">
            <text:p/>
          </table:table-cell>
          <table:table-cell table:style-name="ce4"/>
          <table:table-cell table:style-name="ce2" office:value-type="string" calcext:value-type="string">
            <text:p>0xa020d4</text:p>
          </table:table-cell>
          <table:table-cell table:style-name="ce2" office:value-type="string" calcext:value-type="string">
            <text:p>RaspberryPi 3B+ (0xA020D4)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03112</text:p>
          </table:table-cell>
          <table:table-cell table:style-name="ce7" table:formula="of:=HEX2DEC([.B47])" office:value-type="float" office:value="11546898" calcext:value-type="float">
            <text:p>11546898</text:p>
          </table:table-cell>
          <table:table-cell table:style-name="ce2" table:formula="of:=COM.MICROSOFT.CONCAT(&quot;0x&quot;;[.B47])" office:value-type="string" office:string-value="0xb03112" calcext:value-type="string">
            <text:p>0xb03112</text:p>
          </table:table-cell>
          <table:table-cell table:style-name="ce4" office:value-type="string" calcext:value-type="string">
            <text:p>4B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2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47]&lt;&gt;[.M47];&quot;BAD&quot;;&quot;&quot;)">
            <text:p/>
          </table:table-cell>
          <table:table-cell table:style-name="ce2"/>
          <table:table-cell table:style-name="ce9" office:value-type="string" calcext:value-type="string">
            <text:p>0xb03112</text:p>
          </table:table-cell>
          <table:table-cell table:style-name="ce9" office:value-type="string" calcext:value-type="string">
            <text:p>RaspberryPi 4B (0xB03112)</text:p>
          </table:table-cell>
          <table:table-cell table:style-name="ce9" office:value-type="float" office:value="56" calcext:value-type="float">
            <text:p>5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03114</text:p>
          </table:table-cell>
          <table:table-cell table:style-name="ce7" table:formula="of:=HEX2DEC([.B48])" office:value-type="float" office:value="11546900" calcext:value-type="float">
            <text:p>11546900</text:p>
          </table:table-cell>
          <table:table-cell table:style-name="ce2" table:formula="of:=COM.MICROSOFT.CONCAT(&quot;0x&quot;;[.B48])" office:value-type="string" office:string-value="0xb03114" calcext:value-type="string">
            <text:p>0xb03114</text:p>
          </table:table-cell>
          <table:table-cell table:style-name="ce4" office:value-type="string" calcext:value-type="string">
            <text:p>4B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2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48]&lt;&gt;[.M48];&quot;BAD&quot;;&quot;&quot;)">
            <text:p/>
          </table:table-cell>
          <table:table-cell table:style-name="ce2"/>
          <table:table-cell table:style-name="ce9" office:value-type="string" calcext:value-type="string">
            <text:p>0xb03114</text:p>
          </table:table-cell>
          <table:table-cell table:style-name="ce9" office:value-type="string" calcext:value-type="string">
            <text:p>RaspberryPi 4B (0xB03114)</text:p>
          </table:table-cell>
          <table:table-cell table:style-name="ce9" office:value-type="float" office:value="57" calcext:value-type="float">
            <text:p>5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03115</text:p>
          </table:table-cell>
          <table:table-cell table:style-name="ce7" table:formula="of:=HEX2DEC([.B49])" office:value-type="float" office:value="11546901" calcext:value-type="float">
            <text:p>11546901</text:p>
          </table:table-cell>
          <table:table-cell table:style-name="ce2" table:formula="of:=COM.MICROSOFT.CONCAT(&quot;0x&quot;;[.B49])" office:value-type="string" office:string-value="0xb03115" calcext:value-type="string">
            <text:p>0xb03115</text:p>
          </table:table-cell>
          <table:table-cell table:style-name="ce4" office:value-type="string" calcext:value-type="string">
            <text:p>4B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2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49]&lt;&gt;[.M49];&quot;BAD&quot;;&quot;&quot;)">
            <text:p/>
          </table:table-cell>
          <table:table-cell table:style-name="ce2"/>
          <table:table-cell table:style-name="ce9" office:value-type="string" calcext:value-type="string">
            <text:p>0xb03115</text:p>
          </table:table-cell>
          <table:table-cell table:style-name="ce9" office:value-type="string" calcext:value-type="string">
            <text:p>RaspberryPi 4B (0xB03115)</text:p>
          </table:table-cell>
          <table:table-cell table:style-name="ce9" office:value-type="float" office:value="58" calcext:value-type="float">
            <text:p>5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c03114</text:p>
          </table:table-cell>
          <table:table-cell table:style-name="ce7" table:formula="of:=HEX2DEC([.B50])" office:value-type="float" office:value="12595476" calcext:value-type="float">
            <text:p>12595476</text:p>
          </table:table-cell>
          <table:table-cell table:style-name="ce2" table:formula="of:=COM.MICROSOFT.CONCAT(&quot;0x&quot;;[.B50])" office:value-type="string" office:string-value="0xc03114" calcext:value-type="string">
            <text:p>0xc03114</text:p>
          </table:table-cell>
          <table:table-cell table:style-name="ce4" office:value-type="string" calcext:value-type="string">
            <text:p>4B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4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0]&lt;&gt;[.M50];&quot;BAD&quot;;&quot;&quot;)">
            <text:p/>
          </table:table-cell>
          <table:table-cell table:style-name="ce2"/>
          <table:table-cell table:style-name="ce9" office:value-type="string" calcext:value-type="string">
            <text:p>0xc03114</text:p>
          </table:table-cell>
          <table:table-cell table:style-name="ce9" office:value-type="string" calcext:value-type="string">
            <text:p>RaspberryPi 4B (0xC03114)</text:p>
          </table:table-cell>
          <table:table-cell table:style-name="ce9" office:value-type="float" office:value="59" calcext:value-type="float">
            <text:p>5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c03115</text:p>
          </table:table-cell>
          <table:table-cell table:style-name="ce7" table:formula="of:=HEX2DEC([.B51])" office:value-type="float" office:value="12595477" calcext:value-type="float">
            <text:p>12595477</text:p>
          </table:table-cell>
          <table:table-cell table:style-name="ce2" table:formula="of:=COM.MICROSOFT.CONCAT(&quot;0x&quot;;[.B51])" office:value-type="string" office:string-value="0xc03115" calcext:value-type="string">
            <text:p>0xc03115</text:p>
          </table:table-cell>
          <table:table-cell table:style-name="ce4" office:value-type="string" calcext:value-type="string">
            <text:p>4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4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1]&lt;&gt;[.M51];&quot;BAD&quot;;&quot;&quot;)">
            <text:p/>
          </table:table-cell>
          <table:table-cell table:style-name="ce2"/>
          <table:table-cell table:style-name="ce9" office:value-type="string" calcext:value-type="string">
            <text:p>0xc03115</text:p>
          </table:table-cell>
          <table:table-cell table:style-name="ce9" office:value-type="string" calcext:value-type="string">
            <text:p>RaspberryPi 4B (0xC03115)</text:p>
          </table:table-cell>
          <table:table-cell table:style-name="ce9" office:value-type="float" office:value="60" calcext:value-type="float">
            <text:p>6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d03114</text:p>
          </table:table-cell>
          <table:table-cell table:style-name="ce7" table:formula="of:=HEX2DEC([.B52])" office:value-type="float" office:value="13644052" calcext:value-type="float">
            <text:p>13644052</text:p>
          </table:table-cell>
          <table:table-cell table:style-name="ce2" table:formula="of:=COM.MICROSOFT.CONCAT(&quot;0x&quot;;[.B52])" office:value-type="string" office:string-value="0xd03114" calcext:value-type="string">
            <text:p>0xd03114</text:p>
          </table:table-cell>
          <table:table-cell table:style-name="ce4" office:value-type="string" calcext:value-type="string">
            <text:p>4B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8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2]&lt;&gt;[.M52];&quot;BAD&quot;;&quot;&quot;)">
            <text:p/>
          </table:table-cell>
          <table:table-cell table:style-name="ce2"/>
          <table:table-cell table:style-name="ce9" office:value-type="string" calcext:value-type="string">
            <text:p>0xd03114</text:p>
          </table:table-cell>
          <table:table-cell table:style-name="ce9" office:value-type="string" calcext:value-type="string">
            <text:p>RaspberryPi 4B (0xD03114)</text:p>
          </table:table-cell>
          <table:table-cell table:style-name="ce9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d03115</text:p>
          </table:table-cell>
          <table:table-cell table:style-name="ce7" table:formula="of:=HEX2DEC([.B53])" office:value-type="float" office:value="13644053" calcext:value-type="float">
            <text:p>13644053</text:p>
          </table:table-cell>
          <table:table-cell table:style-name="ce2" table:formula="of:=COM.MICROSOFT.CONCAT(&quot;0x&quot;;[.B53])" office:value-type="string" office:string-value="0xd03115" calcext:value-type="string">
            <text:p>0xd03115</text:p>
          </table:table-cell>
          <table:table-cell table:style-name="ce4" office:value-type="string" calcext:value-type="string">
            <text:p>4B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8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3]&lt;&gt;[.M53];&quot;BAD&quot;;&quot;&quot;)">
            <text:p/>
          </table:table-cell>
          <table:table-cell table:style-name="ce2"/>
          <table:table-cell table:style-name="ce9" office:value-type="string" calcext:value-type="string">
            <text:p>0xd03115</text:p>
          </table:table-cell>
          <table:table-cell table:style-name="ce9" office:value-type="string" calcext:value-type="string">
            <text:p>RaspberryPi 4B (0xD03115)</text:p>
          </table:table-cell>
          <table:table-cell table:style-name="ce9" office:value-type="float" office:value="62" calcext:value-type="float">
            <text:p>6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902120" calcext:value-type="float">
            <text:p>902120</text:p>
          </table:table-cell>
          <table:table-cell table:style-name="ce7" table:formula="of:=HEX2DEC([.B54])" office:value-type="float" office:value="9445664" calcext:value-type="float">
            <text:p>9445664</text:p>
          </table:table-cell>
          <table:table-cell table:style-name="ce2" table:formula="of:=COM.MICROSOFT.CONCAT(&quot;0x&quot;;[.B54])" office:value-type="string" office:string-value="0x902120" calcext:value-type="string">
            <text:p>0x902120</text:p>
          </table:table-cell>
          <table:table-cell table:style-name="ce4" office:value-type="string" calcext:value-type="string">
            <text:p>Zero 2 W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512M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4]&lt;&gt;[.M54];&quot;BAD&quot;;&quot;&quot;)">
            <text:p/>
          </table:table-cell>
          <table:table-cell table:style-name="ce4"/>
          <table:table-cell table:style-name="ce2" office:value-type="string" calcext:value-type="string">
            <text:p>0x902120</text:p>
          </table:table-cell>
          <table:table-cell table:style-name="ce2" office:value-type="string" calcext:value-type="string">
            <text:p>RaspberryPi Zero 2 W (0x902120)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a02100</text:p>
          </table:table-cell>
          <table:table-cell table:style-name="ce7" table:formula="of:=HEX2DEC([.B55])" office:value-type="float" office:value="10494208" calcext:value-type="float">
            <text:p>10494208</text:p>
          </table:table-cell>
          <table:table-cell table:style-name="ce2" table:formula="of:=COM.MICROSOFT.CONCAT(&quot;0x&quot;;[.B55])" office:value-type="string" office:string-value="0xa02100" calcext:value-type="string">
            <text:p>0xa02100</text:p>
          </table:table-cell>
          <table:table-cell table:style-name="ce4" office:value-type="string" calcext:value-type="string">
            <text:p>CM3+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5]&lt;&gt;[.M55];&quot;BAD&quot;;&quot;&quot;)">
            <text:p/>
          </table:table-cell>
          <table:table-cell table:style-name="ce4"/>
          <table:table-cell table:style-name="ce2" office:value-type="string" calcext:value-type="string">
            <text:p>0xa02100</text:p>
          </table:table-cell>
          <table:table-cell table:style-name="ce2" office:value-type="string" calcext:value-type="string">
            <text:p>RaspberryPi Compute Module 3+ (0xA02100)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a03140</text:p>
          </table:table-cell>
          <table:table-cell table:style-name="ce7" table:formula="of:=HEX2DEC([.B56])" office:value-type="float" office:value="10498368" calcext:value-type="float">
            <text:p>10498368</text:p>
          </table:table-cell>
          <table:table-cell table:style-name="ce2" table:formula="of:=COM.MICROSOFT.CONCAT(&quot;0x&quot;;[.B56])" office:value-type="string" office:string-value="0xa03140" calcext:value-type="string">
            <text:p>0xa03140</text:p>
          </table:table-cell>
          <table:table-cell table:style-name="ce4" office:value-type="string" calcext:value-type="string">
            <text:p>CM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6]&lt;&gt;[.M56];&quot;BAD&quot;;&quot;&quot;)">
            <text:p/>
          </table:table-cell>
          <table:table-cell table:style-name="ce4"/>
          <table:table-cell table:style-name="ce9" office:value-type="string" calcext:value-type="string">
            <text:p>0xa03140</text:p>
          </table:table-cell>
          <table:table-cell table:style-name="ce9" office:value-type="string" calcext:value-type="string">
            <text:p>RaspberryPi Compute Module 4 (0xA02100)</text:p>
          </table:table-cell>
          <table:table-cell table:style-name="ce9" office:value-type="float" office:value="65" calcext:value-type="float">
            <text:p>6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03140</text:p>
          </table:table-cell>
          <table:table-cell table:style-name="ce7" table:formula="of:=HEX2DEC([.B57])" office:value-type="float" office:value="11546944" calcext:value-type="float">
            <text:p>11546944</text:p>
          </table:table-cell>
          <table:table-cell table:style-name="ce2" table:formula="of:=COM.MICROSOFT.CONCAT(&quot;0x&quot;;[.B57])" office:value-type="string" office:string-value="0xb03140" calcext:value-type="string">
            <text:p>0xb03140</text:p>
          </table:table-cell>
          <table:table-cell table:style-name="ce4" office:value-type="string" calcext:value-type="string">
            <text:p>CM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2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7]&lt;&gt;[.M57];&quot;BAD&quot;;&quot;&quot;)">
            <text:p/>
          </table:table-cell>
          <table:table-cell table:style-name="ce2"/>
          <table:table-cell table:style-name="ce9" office:value-type="string" calcext:value-type="string">
            <text:p>0xb03140</text:p>
          </table:table-cell>
          <table:table-cell table:style-name="ce9" office:value-type="string" calcext:value-type="string">
            <text:p>RaspberryPi Compute Module 4 (0xB03140)</text:p>
          </table:table-cell>
          <table:table-cell table:style-name="ce9" office:value-type="float" office:value="66" calcext:value-type="float">
            <text:p>6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c03140</text:p>
          </table:table-cell>
          <table:table-cell table:style-name="ce7" table:formula="of:=HEX2DEC([.B58])" office:value-type="float" office:value="12595520" calcext:value-type="float">
            <text:p>12595520</text:p>
          </table:table-cell>
          <table:table-cell table:style-name="ce2" table:formula="of:=COM.MICROSOFT.CONCAT(&quot;0x&quot;;[.B58])" office:value-type="string" office:string-value="0xc03140" calcext:value-type="string">
            <text:p>0xc03140</text:p>
          </table:table-cell>
          <table:table-cell table:style-name="ce4" office:value-type="string" calcext:value-type="string">
            <text:p>CM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4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8]&lt;&gt;[.M58];&quot;BAD&quot;;&quot;&quot;)">
            <text:p/>
          </table:table-cell>
          <table:table-cell table:style-name="ce2"/>
          <table:table-cell table:style-name="ce9" office:value-type="string" calcext:value-type="string">
            <text:p>0xc03140</text:p>
          </table:table-cell>
          <table:table-cell table:style-name="ce9" office:value-type="string" calcext:value-type="string">
            <text:p>RaspberryPi Compute Module 4 (0xC03140)</text:p>
          </table:table-cell>
          <table:table-cell table:style-name="ce9" office:value-type="float" office:value="67" calcext:value-type="float">
            <text:p>6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d03140</text:p>
          </table:table-cell>
          <table:table-cell table:style-name="ce7" table:formula="of:=HEX2DEC([.B59])" office:value-type="float" office:value="13644096" calcext:value-type="float">
            <text:p>13644096</text:p>
          </table:table-cell>
          <table:table-cell table:style-name="ce2" table:formula="of:=COM.MICROSOFT.CONCAT(&quot;0x&quot;;[.B59])" office:value-type="string" office:string-value="0xd03140" calcext:value-type="string">
            <text:p>0xd03140</text:p>
          </table:table-cell>
          <table:table-cell table:style-name="ce4" office:value-type="string" calcext:value-type="string">
            <text:p>CM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8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59]&lt;&gt;[.M59];&quot;BAD&quot;;&quot;&quot;)">
            <text:p/>
          </table:table-cell>
          <table:table-cell table:style-name="ce2"/>
          <table:table-cell table:style-name="ce9" office:value-type="string" calcext:value-type="string">
            <text:p>0xd03140</text:p>
          </table:table-cell>
          <table:table-cell table:style-name="ce9" office:value-type="string" calcext:value-type="string">
            <text:p>RaspberryPi Compute Module 4 (0xD03140)</text:p>
          </table:table-cell>
          <table:table-cell table:style-name="ce9" office:value-type="float" office:value="68" calcext:value-type="float">
            <text:p>6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c03130</text:p>
          </table:table-cell>
          <table:table-cell table:style-name="ce7" table:formula="of:=HEX2DEC([.B60])" office:value-type="float" office:value="12595504" calcext:value-type="float">
            <text:p>12595504</text:p>
          </table:table-cell>
          <table:table-cell table:style-name="ce2" table:formula="of:=COM.MICROSOFT.CONCAT(&quot;0x&quot;;[.B60])" office:value-type="string" office:string-value="0xc03130" calcext:value-type="string">
            <text:p>0xc03130</text:p>
          </table:table-cell>
          <table:table-cell table:style-name="ce4" office:value-type="float" office:value="400" calcext:value-type="float">
            <text:p>4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4GB</text:p>
          </table:table-cell>
          <table:table-cell table:style-name="ce2" office:value-type="string" calcext:value-type="string">
            <text:p>Sony U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D60]&lt;&gt;[.M60];&quot;BAD&quot;;&quot;&quot;)">
            <text:p/>
          </table:table-cell>
          <table:table-cell table:style-name="ce2"/>
          <table:table-cell table:style-name="ce2" office:value-type="string" calcext:value-type="string">
            <text:p>0xc03130</text:p>
          </table:table-cell>
          <table:table-cell table:style-name="ce2" office:value-type="string" calcext:value-type="string">
            <text:p>RaspberryPi 400 (0XC03130)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3" office:value-type="string" calcext:value-type="string">
            <text:p>b04170</text:p>
          </table:table-cell>
          <table:table-cell table:style-name="ce6" table:formula="of:=HEX2DEC([.B61])" office:value-type="float" office:value="11551088" calcext:value-type="float">
            <text:p>11551088</text:p>
          </table:table-cell>
          <table:table-cell table:style-name="ce10" table:formula="of:=COM.MICROSOFT.CONCAT(&quot;0x&quot;;[.B61])" office:value-type="string" office:string-value="0xb04170" calcext:value-type="string">
            <text:p>0xb04170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2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61]&lt;&gt;[.M61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b04171</text:p>
          </table:table-cell>
          <table:table-cell table:style-name="ce6" table:formula="of:=HEX2DEC([.B62])" office:value-type="float" office:value="11551089" calcext:value-type="float">
            <text:p>11551089</text:p>
          </table:table-cell>
          <table:table-cell table:style-name="ce10" table:formula="of:=COM.MICROSOFT.CONCAT(&quot;0x&quot;;[.B62])" office:value-type="string" office:string-value="0xb04171" calcext:value-type="string">
            <text:p>0xb04171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2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62]&lt;&gt;[.M62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3" office:value-type="string" calcext:value-type="string">
            <text:p>c04170</text:p>
          </table:table-cell>
          <table:table-cell table:style-name="ce6" table:formula="of:=HEX2DEC([.B63])" office:value-type="float" office:value="12599664" calcext:value-type="float">
            <text:p>12599664</text:p>
          </table:table-cell>
          <table:table-cell table:style-name="ce10" table:formula="of:=COM.MICROSOFT.CONCAT(&quot;0x&quot;;[.B63])" office:value-type="string" office:string-value="0xc04170" calcext:value-type="string">
            <text:p>0xc04170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4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63]&lt;&gt;[.M63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c04171</text:p>
          </table:table-cell>
          <table:table-cell table:style-name="ce6" table:formula="of:=HEX2DEC([.B64])" office:value-type="float" office:value="12599665" calcext:value-type="float">
            <text:p>12599665</text:p>
          </table:table-cell>
          <table:table-cell table:style-name="ce10" table:formula="of:=COM.MICROSOFT.CONCAT(&quot;0x&quot;;[.B64])" office:value-type="string" office:string-value="0xc04171" calcext:value-type="string">
            <text:p>0xc04171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4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64]&lt;&gt;[.M64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3" office:value-type="string" calcext:value-type="string">
            <text:p>d04170</text:p>
          </table:table-cell>
          <table:table-cell table:style-name="ce6" table:formula="of:=HEX2DEC([.B65])" office:value-type="float" office:value="13648240" calcext:value-type="float">
            <text:p>13648240</text:p>
          </table:table-cell>
          <table:table-cell table:style-name="ce10" table:formula="of:=COM.MICROSOFT.CONCAT(&quot;0x&quot;;[.B65])" office:value-type="string" office:string-value="0xd04170" calcext:value-type="string">
            <text:p>0xd04170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8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65]&lt;&gt;[.M65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68" calcext:value-type="float">
            <text:p>68</text:p>
          </table:table-cell>
          <table:table-cell table:style-name="ce3" office:value-type="string" calcext:value-type="string">
            <text:p>d04171</text:p>
          </table:table-cell>
          <table:table-cell table:style-name="ce6" table:formula="of:=HEX2DEC([.B66])" office:value-type="float" office:value="13648241" calcext:value-type="float">
            <text:p>13648241</text:p>
          </table:table-cell>
          <table:table-cell table:style-name="ce10" table:formula="of:=COM.MICROSOFT.CONCAT(&quot;0x&quot;;[.B66])" office:value-type="string" office:string-value="0xd04171" calcext:value-type="string">
            <text:p>0xd04171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8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66]&lt;&gt;[.M66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72" calcext:value-type="float">
            <text:p>72</text:p>
          </table:table-cell>
          <table:table-cell table:style-name="ce3" office:value-type="string" calcext:value-type="string">
            <text:p>e04171</text:p>
          </table:table-cell>
          <table:table-cell table:style-name="ce6" table:formula="of:=HEX2DEC([.B67])" office:value-type="float" office:value="14696817" calcext:value-type="float">
            <text:p>14696817</text:p>
          </table:table-cell>
          <table:table-cell table:style-name="ce10" table:formula="of:=COM.MICROSOFT.CONCAT(&quot;0x&quot;;[.B67])" office:value-type="string" office:string-value="0xe04171" calcext:value-type="string">
            <text:p>0xe04171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1.1</text:p>
          </table:table-cell>
          <table:table-cell table:style-name="ce10" office:value-type="string" calcext:value-type="string">
            <text:p>16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67]&lt;&gt;[.M67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3" office:value-type="string" calcext:value-type="string">
            <text:p>d04190</text:p>
          </table:table-cell>
          <table:table-cell table:style-name="ce6" table:formula="of:=HEX2DEC([.B68])" office:value-type="float" office:value="13648272" calcext:value-type="float">
            <text:p>13648272</text:p>
          </table:table-cell>
          <table:table-cell table:style-name="ce10" table:formula="of:=COM.MICROSOFT.CONCAT(&quot;0x&quot;;[.B68])" office:value-type="string" office:string-value="0xd04190" calcext:value-type="string">
            <text:p>0xd04190</text:p>
          </table:table-cell>
          <table:table-cell table:style-name="ce3" office:value-type="float" office:value="500" calcext:value-type="float">
            <text:p>500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8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68]&lt;&gt;[.M68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3" office:value-type="string" calcext:value-type="string">
            <text:p>b04180</text:p>
          </table:table-cell>
          <table:table-cell table:style-name="ce6" table:formula="of:=HEX2DEC([.B69])" office:value-type="float" office:value="11551104" calcext:value-type="float">
            <text:p>11551104</text:p>
          </table:table-cell>
          <table:table-cell table:style-name="ce10" table:formula="of:=COM.MICROSOFT.CONCAT(&quot;0x&quot;;[.B69])" office:value-type="string" office:string-value="0xb04180" calcext:value-type="string">
            <text:p>0xb04180</text:p>
          </table:table-cell>
          <table:table-cell table:style-name="ce3" office:value-type="string" calcext:value-type="string">
            <text:p>CM5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2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69]&lt;&gt;[.M69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3" office:value-type="string" calcext:value-type="string">
            <text:p>c04180</text:p>
          </table:table-cell>
          <table:table-cell table:style-name="ce6" table:formula="of:=HEX2DEC([.B70])" office:value-type="float" office:value="12599680" calcext:value-type="float">
            <text:p>12599680</text:p>
          </table:table-cell>
          <table:table-cell table:style-name="ce10" table:formula="of:=COM.MICROSOFT.CONCAT(&quot;0x&quot;;[.B70])" office:value-type="string" office:string-value="0xc04180" calcext:value-type="string">
            <text:p>0xc04180</text:p>
          </table:table-cell>
          <table:table-cell table:style-name="ce3" office:value-type="string" calcext:value-type="string">
            <text:p>CM5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4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70]&lt;&gt;[.M70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69" calcext:value-type="float">
            <text:p>69</text:p>
          </table:table-cell>
          <table:table-cell table:style-name="ce3" office:value-type="string" calcext:value-type="string">
            <text:p>d04180</text:p>
          </table:table-cell>
          <table:table-cell table:style-name="ce6" table:formula="of:=HEX2DEC([.B71])" office:value-type="float" office:value="13648256" calcext:value-type="float">
            <text:p>13648256</text:p>
          </table:table-cell>
          <table:table-cell table:style-name="ce10" table:formula="of:=COM.MICROSOFT.CONCAT(&quot;0x&quot;;[.B71])" office:value-type="string" office:string-value="0xd04180" calcext:value-type="string">
            <text:p>0xd04180</text:p>
          </table:table-cell>
          <table:table-cell table:style-name="ce3" office:value-type="string" calcext:value-type="string">
            <text:p>CM5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8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71]&lt;&gt;[.M71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3" office:value-type="string" calcext:value-type="string">
            <text:p>b041a0</text:p>
          </table:table-cell>
          <table:table-cell table:style-name="ce6" table:formula="of:=HEX2DEC([.B72])" office:value-type="float" office:value="11551136" calcext:value-type="float">
            <text:p>11551136</text:p>
          </table:table-cell>
          <table:table-cell table:style-name="ce10" table:formula="of:=COM.MICROSOFT.CONCAT(&quot;0x&quot;;[.B72])" office:value-type="string" office:string-value="0xb041a0" calcext:value-type="string">
            <text:p>0xb041a0</text:p>
          </table:table-cell>
          <table:table-cell table:style-name="ce3" office:value-type="string" calcext:value-type="string">
            <text:p>CM5 Lite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2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72]&lt;&gt;[.M72];&quot;BAD&quot;;&quot;&quot;)" office:value-type="string" office:string-value="BAD" calcext:value-type="string">
            <text:p>BAD</text:p>
          </table:table-cell>
          <table:table-cell table:style-name="ce3"/>
          <table:table-cell table:style-name="ce10" table:number-columns-repeated="7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3" office:value-type="string" calcext:value-type="string">
            <text:p>c041a0</text:p>
          </table:table-cell>
          <table:table-cell table:style-name="ce6" table:formula="of:=HEX2DEC([.B73])" office:value-type="float" office:value="12599712" calcext:value-type="float">
            <text:p>12599712</text:p>
          </table:table-cell>
          <table:table-cell table:style-name="ce10" table:formula="of:=COM.MICROSOFT.CONCAT(&quot;0x&quot;;[.B73])" office:value-type="string" office:string-value="0xc041a0" calcext:value-type="string">
            <text:p>0xc041a0</text:p>
          </table:table-cell>
          <table:table-cell table:style-name="ce3" office:value-type="string" calcext:value-type="string">
            <text:p>CM5 Lite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4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73]&lt;&gt;[.M73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3" office:value-type="string" calcext:value-type="string">
            <text:p>d041a0</text:p>
          </table:table-cell>
          <table:table-cell table:style-name="ce6" table:formula="of:=HEX2DEC([.B74])" office:value-type="float" office:value="13648288" calcext:value-type="float">
            <text:p>13648288</text:p>
          </table:table-cell>
          <table:table-cell table:style-name="ce10" table:formula="of:=COM.MICROSOFT.CONCAT(&quot;0x&quot;;[.B74])" office:value-type="string" office:string-value="0xd041a0" calcext:value-type="string">
            <text:p>0xd041a0</text:p>
          </table:table-cell>
          <table:table-cell table:style-name="ce3" office:value-type="string" calcext:value-type="string">
            <text:p>CM5 Lite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8GB</text:p>
          </table:table-cell>
          <table:table-cell table:style-name="ce10" office:value-type="string" calcext:value-type="string">
            <text:p>Sony UK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IF([.D74]&lt;&gt;[.M74];&quot;BAD&quot;;&quot;&quot;)" office:value-type="string" office:string-value="BAD" calcext:value-type="string">
            <text:p>BAD</text:p>
          </table:table-cell>
          <table:table-cell table:style-name="ce10" table:number-columns-repeated="8"/>
        </table:table-row>
        <table:table-row table:style-name="ro1" table:number-rows-repeated="43">
          <table:table-cell/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104845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pi1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Qis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Qisda</text:p>
          </table:table-cell>
        </table:table-row>
        <table:table-row table:style-name="ro1">
          <table:table-cell office:value-type="string" calcext:value-type="string">
            <text:p>000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string" calcext:value-type="string">
            <text:p>000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string" calcext:value-type="string">
            <text:p>000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gom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Sony U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mb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mbe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56MB/512MB</text:p>
          </table:table-cell>
          <table:table-cell office:value-type="string" calcext:value-type="string">
            <text:p>Embest</text:p>
          </table:table-cell>
        </table:table-row>
      </table:table>
      <table:table table:name="rpi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900021" calcext:value-type="float">
            <text:p>900021</text:p>
          </table:table-cell>
          <table:table-cell table:formula="of:=COM.MICROSOFT.CONCAT(&quot;0x&quot;;[.A2])" office:value-type="string" office:string-value="0x900021" calcext:value-type="string">
            <text:p>0x900021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32" calcext:value-type="float">
            <text:p>900032</text:p>
          </table:table-cell>
          <table:table-cell table:formula="of:=COM.MICROSOFT.CONCAT(&quot;0x&quot;;[.A3])" office:value-type="string" office:string-value="0x900032" calcext:value-type="string">
            <text:p>0x900032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40</text:p>
          </table:table-cell>
          <table:table-cell table:formula="of:=COM.MICROSOFT.CONCAT(&quot;0x&quot;;[.A4])" office:value-type="string" office:string-value="0xa01040" calcext:value-type="string">
            <text:p>0xa0104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1041</text:p>
          </table:table-cell>
          <table:table-cell table:formula="of:=COM.MICROSOFT.CONCAT(&quot;0x&quot;;[.A5])" office:value-type="string" office:string-value="0xa01041" calcext:value-type="string">
            <text:p>0xa0104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041</text:p>
          </table:table-cell>
          <table:table-cell table:formula="of:=COM.MICROSOFT.CONCAT(&quot;0x&quot;;[.A6])" office:value-type="string" office:string-value="0xa21041" calcext:value-type="string">
            <text:p>0xa2104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42</text:p>
          </table:table-cell>
          <table:table-cell table:formula="of:=COM.MICROSOFT.CONCAT(&quot;0x&quot;;[.A7])" office:value-type="string" office:string-value="0xa02042" calcext:value-type="string">
            <text:p>0xa02042</text:p>
          </table:table-cell>
          <table:table-cell office:value-type="string" calcext:value-type="string">
            <text:p>2B (with BCM2837)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42</text:p>
          </table:table-cell>
          <table:table-cell table:formula="of:=COM.MICROSOFT.CONCAT(&quot;0x&quot;;[.A8])" office:value-type="string" office:string-value="0xa22042" calcext:value-type="string">
            <text:p>0xa22042</text:p>
          </table:table-cell>
          <table:table-cell office:value-type="string" calcext:value-type="string">
            <text:p>2B (with BCM2837)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61" calcext:value-type="float">
            <text:p>900061</text:p>
          </table:table-cell>
          <table:table-cell table:formula="of:=COM.MICROSOFT.CONCAT(&quot;0x&quot;;[.A9])" office:value-type="string" office:string-value="0x900061" calcext:value-type="string">
            <text:p>0x900061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82</text:p>
          </table:table-cell>
          <table:table-cell table:formula="of:=COM.MICROSOFT.CONCAT(&quot;0x&quot;;[.A10])" office:value-type="string" office:string-value="0xa02082" calcext:value-type="string">
            <text:p>0xa020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82</text:p>
          </table:table-cell>
          <table:table-cell table:formula="of:=COM.MICROSOFT.CONCAT(&quot;0x&quot;;[.A11])" office:value-type="string" office:string-value="0xa22082" calcext:value-type="string">
            <text:p>0xa220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082</text:p>
          </table:table-cell>
          <table:table-cell table:formula="of:=COM.MICROSOFT.CONCAT(&quot;0x&quot;;[.A12])" office:value-type="string" office:string-value="0xa32082" calcext:value-type="string">
            <text:p>0xa320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082</text:p>
          </table:table-cell>
          <table:table-cell table:formula="of:=COM.MICROSOFT.CONCAT(&quot;0x&quot;;[.A13])" office:value-type="string" office:string-value="0xa52082" calcext:value-type="string">
            <text:p>0xa520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83</text:p>
          </table:table-cell>
          <table:table-cell table:formula="of:=COM.MICROSOFT.CONCAT(&quot;0x&quot;;[.A14])" office:value-type="string" office:string-value="0xa22083" calcext:value-type="string">
            <text:p>0xa220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92" calcext:value-type="float">
            <text:p>900092</text:p>
          </table:table-cell>
          <table:table-cell table:formula="of:=COM.MICROSOFT.CONCAT(&quot;0x&quot;;[.A15])" office:value-type="string" office:string-value="0x900092" calcext:value-type="string">
            <text:p>0x900092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092" calcext:value-type="float">
            <text:p>920092</text:p>
          </table:table-cell>
          <table:table-cell table:formula="of:=COM.MICROSOFT.CONCAT(&quot;0x&quot;;[.A16])" office:value-type="string" office:string-value="0x920092" calcext:value-type="string">
            <text:p>0x920092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93" calcext:value-type="float">
            <text:p>900093</text:p>
          </table:table-cell>
          <table:table-cell table:formula="of:=COM.MICROSOFT.CONCAT(&quot;0x&quot;;[.A17])" office:value-type="string" office:string-value="0x900093" calcext:value-type="string">
            <text:p>0x900093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093" calcext:value-type="float">
            <text:p>920093</text:p>
          </table:table-cell>
          <table:table-cell table:formula="of:=COM.MICROSOFT.CONCAT(&quot;0x&quot;;[.A18])" office:value-type="string" office:string-value="0x920093" calcext:value-type="string">
            <text:p>0x920093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a0</text:p>
          </table:table-cell>
          <table:table-cell table:formula="of:=COM.MICROSOFT.CONCAT(&quot;0x&quot;;[.A19])" office:value-type="string" office:string-value="0xa020a0" calcext:value-type="string">
            <text:p>0xa020a0</text:p>
          </table:table-cell>
          <table:table-cell office:value-type="string" calcext:value-type="string">
            <text:p>CM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a0</text:p>
          </table:table-cell>
          <table:table-cell table:formula="of:=COM.MICROSOFT.CONCAT(&quot;0x&quot;;[.A20])" office:value-type="string" office:string-value="0xa220a0" calcext:value-type="string">
            <text:p>0xa220a0</text:p>
          </table:table-cell>
          <table:table-cell office:value-type="string" calcext:value-type="string">
            <text:p>CM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Emb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00c1</text:p>
          </table:table-cell>
          <table:table-cell table:formula="of:=COM.MICROSOFT.CONCAT(&quot;0x&quot;;[.A21])" office:value-type="string" office:string-value="0x9000c1" calcext:value-type="string">
            <text:p>0x9000c1</text:p>
          </table:table-cell>
          <table:table-cell office:value-type="string" calcext:value-type="string">
            <text:p>Zero W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d3</text:p>
          </table:table-cell>
          <table:table-cell table:formula="of:=COM.MICROSOFT.CONCAT(&quot;0x&quot;;[.A22])" office:value-type="string" office:string-value="0xa020d3" calcext:value-type="string">
            <text:p>0xa020d3</text:p>
          </table:table-cell>
          <table:table-cell office:value-type="string" calcext:value-type="string">
            <text:p>3B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0d4</text:p>
          </table:table-cell>
          <table:table-cell table:formula="of:=COM.MICROSOFT.CONCAT(&quot;0x&quot;;[.A23])" office:value-type="string" office:string-value="0xa020d4" calcext:value-type="string">
            <text:p>0xa020d4</text:p>
          </table:table-cell>
          <table:table-cell office:value-type="string" calcext:value-type="string">
            <text:p>3B+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9020e0</text:p>
          </table:table-cell>
          <table:table-cell table:formula="of:=COM.MICROSOFT.CONCAT(&quot;0x&quot;;[.A24])" office:value-type="string" office:string-value="0x9020e0" calcext:value-type="string">
            <text:p>0x9020e0</text:p>
          </table:table-cell>
          <table:table-cell office:value-type="string" calcext:value-type="string">
            <text:p>3A+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9020e1</text:p>
          </table:table-cell>
          <table:table-cell table:formula="of:=COM.MICROSOFT.CONCAT(&quot;0x&quot;;[.A25])" office:value-type="string" office:string-value="0x9020e1" calcext:value-type="string">
            <text:p>0x9020e1</text:p>
          </table:table-cell>
          <table:table-cell office:value-type="string" calcext:value-type="string">
            <text:p>3A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100</text:p>
          </table:table-cell>
          <table:table-cell table:formula="of:=COM.MICROSOFT.CONCAT(&quot;0x&quot;;[.A26])" office:value-type="string" office:string-value="0xa02100" calcext:value-type="string">
            <text:p>0xa02100</text:p>
          </table:table-cell>
          <table:table-cell office:value-type="string" calcext:value-type="string">
            <text:p>CM3+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3111</text:p>
          </table:table-cell>
          <table:table-cell table:formula="of:=COM.MICROSOFT.CONCAT(&quot;0x&quot;;[.A27])" office:value-type="string" office:string-value="0xa03111" calcext:value-type="string">
            <text:p>0xa0311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11</text:p>
          </table:table-cell>
          <table:table-cell table:formula="of:=COM.MICROSOFT.CONCAT(&quot;0x&quot;;[.A28])" office:value-type="string" office:string-value="0xb03111" calcext:value-type="string">
            <text:p>0xb0311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11</text:p>
          </table:table-cell>
          <table:table-cell table:formula="of:=COM.MICROSOFT.CONCAT(&quot;0x&quot;;[.A29])" office:value-type="string" office:string-value="0xc03111" calcext:value-type="string">
            <text:p>0xc0311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12</text:p>
          </table:table-cell>
          <table:table-cell table:formula="of:=COM.MICROSOFT.CONCAT(&quot;0x&quot;;[.A30])" office:value-type="string" office:string-value="0xb03112" calcext:value-type="string">
            <text:p>0xb0311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12</text:p>
          </table:table-cell>
          <table:table-cell table:formula="of:=COM.MICROSOFT.CONCAT(&quot;0x&quot;;[.A31])" office:value-type="string" office:string-value="0xc03112" calcext:value-type="string">
            <text:p>0xc0311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14</text:p>
          </table:table-cell>
          <table:table-cell table:formula="of:=COM.MICROSOFT.CONCAT(&quot;0x&quot;;[.A32])" office:value-type="string" office:string-value="0xb03114" calcext:value-type="string">
            <text:p>0xb0311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14</text:p>
          </table:table-cell>
          <table:table-cell table:formula="of:=COM.MICROSOFT.CONCAT(&quot;0x&quot;;[.A33])" office:value-type="string" office:string-value="0xc03114" calcext:value-type="string">
            <text:p>0xc0311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3114</text:p>
          </table:table-cell>
          <table:table-cell table:formula="of:=COM.MICROSOFT.CONCAT(&quot;0x&quot;;[.A34])" office:value-type="string" office:string-value="0xd03114" calcext:value-type="string">
            <text:p>0xd0311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15</text:p>
          </table:table-cell>
          <table:table-cell table:formula="of:=COM.MICROSOFT.CONCAT(&quot;0x&quot;;[.A35])" office:value-type="string" office:string-value="0xb03115" calcext:value-type="string">
            <text:p>0xb0311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15</text:p>
          </table:table-cell>
          <table:table-cell table:formula="of:=COM.MICROSOFT.CONCAT(&quot;0x&quot;;[.A36])" office:value-type="string" office:string-value="0xc03115" calcext:value-type="string">
            <text:p>0xc0311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3115</text:p>
          </table:table-cell>
          <table:table-cell table:formula="of:=COM.MICROSOFT.CONCAT(&quot;0x&quot;;[.A37])" office:value-type="string" office:string-value="0xd03115" calcext:value-type="string">
            <text:p>0xd0311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120" calcext:value-type="float">
            <text:p>902120</text:p>
          </table:table-cell>
          <table:table-cell table:formula="of:=COM.MICROSOFT.CONCAT(&quot;0x&quot;;[.A38])" office:value-type="string" office:string-value="0x902120" calcext:value-type="string">
            <text:p>0x902120</text:p>
          </table:table-cell>
          <table:table-cell office:value-type="string" calcext:value-type="string">
            <text:p>Zero 2 W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30</text:p>
          </table:table-cell>
          <table:table-cell table:formula="of:=COM.MICROSOFT.CONCAT(&quot;0x&quot;;[.A39])" office:value-type="string" office:string-value="0xc03130" calcext:value-type="string">
            <text:p>0xc031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3140</text:p>
          </table:table-cell>
          <table:table-cell table:formula="of:=COM.MICROSOFT.CONCAT(&quot;0x&quot;;[.A40])" office:value-type="string" office:string-value="0xa03140" calcext:value-type="string">
            <text:p>0xa03140</text:p>
          </table:table-cell>
          <table:table-cell office:value-type="string" calcext:value-type="string">
            <text:p>CM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3140</text:p>
          </table:table-cell>
          <table:table-cell table:formula="of:=COM.MICROSOFT.CONCAT(&quot;0x&quot;;[.A41])" office:value-type="string" office:string-value="0xb03140" calcext:value-type="string">
            <text:p>0xb03140</text:p>
          </table:table-cell>
          <table:table-cell office:value-type="string" calcext:value-type="string">
            <text:p>CM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3140</text:p>
          </table:table-cell>
          <table:table-cell table:formula="of:=COM.MICROSOFT.CONCAT(&quot;0x&quot;;[.A42])" office:value-type="string" office:string-value="0xc03140" calcext:value-type="string">
            <text:p>0xc03140</text:p>
          </table:table-cell>
          <table:table-cell office:value-type="string" calcext:value-type="string">
            <text:p>CM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3140</text:p>
          </table:table-cell>
          <table:table-cell table:formula="of:=COM.MICROSOFT.CONCAT(&quot;0x&quot;;[.A43])" office:value-type="string" office:string-value="0xd03140" calcext:value-type="string">
            <text:p>0xd03140</text:p>
          </table:table-cell>
          <table:table-cell office:value-type="string" calcext:value-type="string">
            <text:p>CM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4170</text:p>
          </table:table-cell>
          <table:table-cell table:formula="of:=COM.MICROSOFT.CONCAT(&quot;0x&quot;;[.A44])" office:value-type="string" office:string-value="0xb04170" calcext:value-type="string">
            <text:p>0xb04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4170</text:p>
          </table:table-cell>
          <table:table-cell table:formula="of:=COM.MICROSOFT.CONCAT(&quot;0x&quot;;[.A45])" office:value-type="string" office:string-value="0xc04170" calcext:value-type="string">
            <text:p>0xc04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70</text:p>
          </table:table-cell>
          <table:table-cell table:formula="of:=COM.MICROSOFT.CONCAT(&quot;0x&quot;;[.A46])" office:value-type="string" office:string-value="0xd04170" calcext:value-type="string">
            <text:p>0xd04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4171</text:p>
          </table:table-cell>
          <table:table-cell table:formula="of:=COM.MICROSOFT.CONCAT(&quot;0x&quot;;[.A47])" office:value-type="string" office:string-value="0xb04171" calcext:value-type="string">
            <text:p>0xb04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4171</text:p>
          </table:table-cell>
          <table:table-cell table:formula="of:=COM.MICROSOFT.CONCAT(&quot;0x&quot;;[.A48])" office:value-type="string" office:string-value="0xc04171" calcext:value-type="string">
            <text:p>0xc04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71</text:p>
          </table:table-cell>
          <table:table-cell table:formula="of:=COM.MICROSOFT.CONCAT(&quot;0x&quot;;[.A49])" office:value-type="string" office:string-value="0xd04171" calcext:value-type="string">
            <text:p>0xd04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171</text:p>
          </table:table-cell>
          <table:table-cell table:formula="of:=COM.MICROSOFT.CONCAT(&quot;0x&quot;;[.A50])" office:value-type="string" office:string-value="0xe04171" calcext:value-type="string">
            <text:p>0xe04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4180</text:p>
          </table:table-cell>
          <table:table-cell table:formula="of:=COM.MICROSOFT.CONCAT(&quot;0x&quot;;[.A51])" office:value-type="string" office:string-value="0xb04180" calcext:value-type="string">
            <text:p>0xb04180</text:p>
          </table:table-cell>
          <table:table-cell office:value-type="string" calcext:value-type="string">
            <text:p>CM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4180</text:p>
          </table:table-cell>
          <table:table-cell table:formula="of:=COM.MICROSOFT.CONCAT(&quot;0x&quot;;[.A52])" office:value-type="string" office:string-value="0xc04180" calcext:value-type="string">
            <text:p>0xc04180</text:p>
          </table:table-cell>
          <table:table-cell office:value-type="string" calcext:value-type="string">
            <text:p>CM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80</text:p>
          </table:table-cell>
          <table:table-cell table:formula="of:=COM.MICROSOFT.CONCAT(&quot;0x&quot;;[.A53])" office:value-type="string" office:string-value="0xd04180" calcext:value-type="string">
            <text:p>0xd04180</text:p>
          </table:table-cell>
          <table:table-cell office:value-type="string" calcext:value-type="string">
            <text:p>CM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90</text:p>
          </table:table-cell>
          <table:table-cell table:formula="of:=COM.MICROSOFT.CONCAT(&quot;0x&quot;;[.A54])" office:value-type="string" office:string-value="0xd04190" calcext:value-type="string">
            <text:p>0xd041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041a0</text:p>
          </table:table-cell>
          <table:table-cell table:formula="of:=COM.MICROSOFT.CONCAT(&quot;0x&quot;;[.A55])" office:value-type="string" office:string-value="0xb041a0" calcext:value-type="string">
            <text:p>0xb041a0</text:p>
          </table:table-cell>
          <table:table-cell office:value-type="string" calcext:value-type="string">
            <text:p>CM5 Li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041a0</text:p>
          </table:table-cell>
          <table:table-cell table:formula="of:=COM.MICROSOFT.CONCAT(&quot;0x&quot;;[.A56])" office:value-type="string" office:string-value="0xc041a0" calcext:value-type="string">
            <text:p>0xc041a0</text:p>
          </table:table-cell>
          <table:table-cell office:value-type="string" calcext:value-type="string">
            <text:p>CM5 Li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41a0</text:p>
          </table:table-cell>
          <table:table-cell table:formula="of:=COM.MICROSOFT.CONCAT(&quot;0x&quot;;[.A57])" office:value-type="string" office:string-value="0xd041a0" calcext:value-type="string">
            <text:p>0xd041a0</text:p>
          </table:table-cell>
          <table:table-cell office:value-type="string" calcext:value-type="string">
            <text:p>CM5 Li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ony UK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iduino_li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g / revi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spberryPi B (0x000002)</text:p>
          </table:table-cell>
          <table:table-cell office:value-type="string" calcext:value-type="string">
            <text:p>0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berryPi B (0x000003)</text:p>
          </table:table-cell>
          <table:table-cell office:value-type="string" calcext:value-type="string">
            <text:p>0X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pberryPi B (0x000004)</text:p>
          </table:table-cell>
          <table:table-cell office:value-type="string" calcext:value-type="string">
            <text:p>0X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pberryPi B (0x000005)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Pi B (0x000006)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spberryPi A (0x000007)</text:p>
          </table:table-cell>
          <table:table-cell office:value-type="string" calcext:value-type="string">
            <text:p>0X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spberryPi A (0x000008)</text:p>
          </table:table-cell>
          <table:table-cell office:value-type="string" calcext:value-type="string">
            <text:p>0X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Pi A (0x000009)</text:p>
          </table:table-cell>
          <table:table-cell office:value-type="string" calcext:value-type="string">
            <text:p>0X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spberryPi B (0x00000D)</text:p>
          </table:table-cell>
          <table:table-cell office:value-type="string" calcext:value-type="string">
            <text:p>0X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spberryPi B (0x00000E)</text:p>
          </table:table-cell>
          <table:table-cell office:value-type="string" calcext:value-type="string">
            <text:p>0X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spberryPi B (0x00000F)</text:p>
          </table:table-cell>
          <table:table-cell office:value-type="string" calcext:value-type="string">
            <text:p>0X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spberryPi B+ (0x000010)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spberryPi Compute Module (0x000011)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spberryPi A+ (0x000012)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spberryPi B+ (0x000013)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spberryPi Compute Module (0x000014)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spberryPi A+ (0x000015)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spberryPi A+ (0x900021)</text:p>
          </table:table-cell>
          <table:table-cell office:value-type="string" calcext:value-type="string">
            <text:p>0X900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spberryPi B+ (0x900032)</text:p>
          </table:table-cell>
          <table:table-cell office:value-type="string" calcext:value-type="string">
            <text:p>0X900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spberryPi 2B (0xA01040)</text:p>
          </table:table-cell>
          <table:table-cell office:value-type="string" calcext:value-type="string">
            <text:p>0XA010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spberryPi 2B (0xA01041)</text:p>
          </table:table-cell>
          <table:table-cell office:value-type="string" calcext:value-type="string">
            <text:p>0XA010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spberryPi 2B (0xA21041)</text:p>
          </table:table-cell>
          <table:table-cell office:value-type="string" calcext:value-type="string">
            <text:p>0XA21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spberryPi 2B (0xA22042)</text:p>
          </table:table-cell>
          <table:table-cell office:value-type="string" calcext:value-type="string">
            <text:p>0XA220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spberryPi Zero (0x900092)</text:p>
          </table:table-cell>
          <table:table-cell office:value-type="string" calcext:value-type="string">
            <text:p>0X9000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spberryPi Zero (0x900093)</text:p>
          </table:table-cell>
          <table:table-cell office:value-type="string" calcext:value-type="string">
            <text:p>0X9000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spberryPi Zero (0x920093)</text:p>
          </table:table-cell>
          <table:table-cell office:value-type="string" calcext:value-type="string">
            <text:p>0X9200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spberryPi Zero Wifi (0x9000C1)</text:p>
          </table:table-cell>
          <table:table-cell office:value-type="string" calcext:value-type="string">
            <text:p>0X9000C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spberryPi 3B (0xA02082)</text:p>
          </table:table-cell>
          <table:table-cell office:value-type="string" calcext:value-type="string">
            <text:p>0XA020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spberryPi Compute Module 3 (0xA020A0)</text:p>
          </table:table-cell>
          <table:table-cell office:value-type="string" calcext:value-type="string">
            <text:p>0XA020A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spberryPi 3B (0xA22082)</text:p>
          </table:table-cell>
          <table:table-cell office:value-type="string" calcext:value-type="string">
            <text:p>0XA220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spberryPi 3B (0xA32082)</text:p>
          </table:table-cell>
          <table:table-cell office:value-type="string" calcext:value-type="string">
            <text:p>0XA320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spberryPi 3B+ (0xA020D3)</text:p>
          </table:table-cell>
          <table:table-cell office:value-type="string" calcext:value-type="string">
            <text:p>0XA020D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spberryPi 3A+ (0x9020E0)</text:p>
          </table:table-cell>
          <table:table-cell office:value-type="string" calcext:value-type="string">
            <text:p>0X9020E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aspberryPi Zero (0x920092)</text:p>
          </table:table-cell>
          <table:table-cell office:value-type="string" calcext:value-type="string">
            <text:p>0X9200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spberryPi 3B (0xA52082)</text:p>
          </table:table-cell>
          <table:table-cell office:value-type="string" calcext:value-type="string">
            <text:p>0XA520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spberryPi Compute Module 3 (0xA220A0)</text:p>
          </table:table-cell>
          <table:table-cell office:value-type="string" calcext:value-type="string">
            <text:p>0XA220A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spberryPi 3B (0xA22083)</text:p>
          </table:table-cell>
          <table:table-cell office:value-type="string" calcext:value-type="string">
            <text:p>0XA220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aspberryPi Compute Module (0x900061)</text:p>
          </table:table-cell>
          <table:table-cell office:value-type="string" calcext:value-type="string">
            <text:p>0X9000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spberryPi 2B (0xA02042)</text:p>
          </table:table-cell>
          <table:table-cell office:value-type="string" calcext:value-type="string">
            <text:p>0XA020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pberryPi 4B (0xA03111)</text:p>
          </table:table-cell>
          <table:table-cell office:value-type="string" calcext:value-type="string">
            <text:p>0XA03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spberryPi 4B (0xB03111)</text:p>
          </table:table-cell>
          <table:table-cell office:value-type="string" calcext:value-type="string">
            <text:p>0XB031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spberryPi 4B (0xC03111)</text:p>
          </table:table-cell>
          <table:table-cell office:value-type="string" calcext:value-type="string">
            <text:p>0XC031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spberryPi 4B (0xC03112)</text:p>
          </table:table-cell>
          <table:table-cell office:value-type="string" calcext:value-type="string">
            <text:p>0XC031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spberryPi 3A+ (0x9020E1)</text:p>
          </table:table-cell>
          <table:table-cell office:value-type="string" calcext:value-type="string">
            <text:p>0X9020E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spberryPi 3B+ (0xA020D4)</text:p>
          </table:table-cell>
          <table:table-cell office:value-type="string" calcext:value-type="string">
            <text:p>0XA020D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spberryPi 4B (0xB03112)</text:p>
          </table:table-cell>
          <table:table-cell office:value-type="string" calcext:value-type="string">
            <text:p>0XB031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spberryPi 4B (0xB03114)</text:p>
          </table:table-cell>
          <table:table-cell office:value-type="string" calcext:value-type="string">
            <text:p>0XB031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spberryPi 4B (0xB03115)</text:p>
          </table:table-cell>
          <table:table-cell office:value-type="string" calcext:value-type="string">
            <text:p>0XB03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spberryPi 4B (0xC03114)</text:p>
          </table:table-cell>
          <table:table-cell office:value-type="string" calcext:value-type="string">
            <text:p>0XC031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spberryPi 4B (0xC03115)</text:p>
          </table:table-cell>
          <table:table-cell office:value-type="string" calcext:value-type="string">
            <text:p>0XC031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spberryPi 4B (0xD03114)</text:p>
          </table:table-cell>
          <table:table-cell office:value-type="string" calcext:value-type="string">
            <text:p>0XD031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spberryPi 4B (0xD03115)</text:p>
          </table:table-cell>
          <table:table-cell office:value-type="string" calcext:value-type="string">
            <text:p>0XD031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spberryPi Zero 2 W (0x902120)</text:p>
          </table:table-cell>
          <table:table-cell office:value-type="string" calcext:value-type="string">
            <text:p>0X9021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spberryPi Compute Module 3+ (0xA02100)</text:p>
          </table:table-cell>
          <table:table-cell office:value-type="string" calcext:value-type="string">
            <text:p>0XA02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spberryPi Compute Module 4 (0xA02100)</text:p>
          </table:table-cell>
          <table:table-cell office:value-type="string" calcext:value-type="string">
            <text:p>0XA031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spberryPi Compute Module 4 (0xB03140)</text:p>
          </table:table-cell>
          <table:table-cell office:value-type="string" calcext:value-type="string">
            <text:p>0XB031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spberryPi Compute Module 4 (0xC03140)</text:p>
          </table:table-cell>
          <table:table-cell office:value-type="string" calcext:value-type="string">
            <text:p>0XC031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spberryPi Compute Module 4 (0xD03140)</text:p>
          </table:table-cell>
          <table:table-cell office:value-type="string" calcext:value-type="string">
            <text:p>0XD03140</text:p>
          </table:table-cell>
        </table:table-row>
      </table:table>
      <table:named-expressions/>
      <table:database-ranges>
        <table:database-range table:name="__Anonymous_Sheet_DB__0" table:target-range-address="rpi.A1:rpi.S74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0" number:min-decimal-places="0" number:min-integer-digits="6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22:23:30.35315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10T23:38:47.801373800</dc:date>
    <dc:creator>Pascal JEAN</dc:creator>
    <meta:editing-duration>PT2H17M6S</meta:editing-duration>
    <meta:editing-cycles>8</meta:editing-cycles>
    <meta:generator>LibreOffice/25.2.1.2$Windows_X86_64 LibreOffice_project/d3abf4aee5fd705e4a92bba33a32f40bc4e56f49</meta:generator>
    <meta:document-statistic meta:table-count="4" meta:cell-count="1696" meta:object-count="0"/>
  </office:meta>
</office:document-meta>
</file>